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Standard">
      <style:paragraph-properties fo:margin-top="0.1945in" fo:margin-bottom="0.1945in" loext:contextual-spacing="false" fo:line-height="100%"/>
    </style:style>
    <style:style style:name="P23"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5"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26" style:family="paragraph" style:parent-style-name="Heading_20_2">
      <style:paragraph-properties fo:margin-top="0.1945in" fo:margin-bottom="0.1945in" loext:contextual-spacing="false"/>
    </style:style>
    <style:style style:name="P27" style:family="paragraph" style:parent-style-name="Heading_20_2">
      <style:paragraph-properties fo:margin-top="0.1945in" fo:margin-bottom="0.1945in" loext:contextual-spacing="false"/>
      <style:text-properties fo:background-color="#ffff00"/>
    </style:style>
    <style:style style:name="P28" style:family="paragraph" style:parent-style-name="Text_20_body">
      <style:paragraph-properties fo:margin-top="0.1945in" fo:margin-bottom="0.1945in" loext:contextual-spacing="false"/>
    </style:style>
    <style:style style:name="P29" style:family="paragraph" style:parent-style-name="Heading_20_3">
      <loext:graphic-properties draw:fill="solid" draw:fill-color="#333333"/>
      <style:paragraph-properties fo:margin-top="0in" fo:margin-bottom="0in" loext:contextual-spacing="false" fo:background-color="#333333"/>
    </style:style>
    <style:style style:name="P30" style:family="paragraph" style:parent-style-name="Heading_20_3">
      <style:paragraph-properties fo:margin-top="0in" fo:margin-bottom="0in" loext:contextual-spacing="false"/>
      <style:text-properties style:font-name="Arial" style:font-name-complex="Arial2"/>
    </style:style>
    <style:style style:name="P31" style:family="paragraph" style:parent-style-name="Normal_20__28_Web_29_">
      <loext:graphic-properties draw:fill="solid" draw:fill-color="#ffffff"/>
      <style:paragraph-properties fo:margin-top="0in" fo:margin-bottom="0in" loext:contextual-spacing="false" fo:background-color="#ffffff"/>
    </style:style>
    <style:style style:name="P32"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3" style:family="paragraph" style:parent-style-name="Standard">
      <style:paragraph-properties fo:margin-top="0in" fo:margin-bottom="0in" loext:contextual-spacing="false" style:line-height-at-least="0.198in"/>
    </style:style>
    <style:style style:name="P34"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5"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6" style:family="paragraph" style:parent-style-name="Standard">
      <loext:graphic-properties draw:fill="solid" draw:fill-color="#333333"/>
      <style:paragraph-properties fo:margin-top="0in" fo:margin-bottom="0in" loext:contextual-spacing="false" style:line-height-at-least="0.198in" fo:background-color="#333333"/>
    </style:style>
    <style:style style:name="P3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39" style:family="paragraph" style:parent-style-name="Standard">
      <style:paragraph-properties fo:margin-top="0in" fo:margin-bottom="0in" loext:contextual-spacing="false" fo:line-height="100%"/>
    </style:style>
    <style:style style:name="P40" style:family="paragraph" style:parent-style-name="Standard">
      <loext:graphic-properties draw:fill="solid" draw:fill-color="#ffffff"/>
      <style:paragraph-properties fo:margin-top="0in" fo:margin-bottom="0in" loext:contextual-spacing="false" fo:line-height="100%" fo:background-color="#ffffff"/>
    </style:style>
    <style:style style:name="P41" style:family="paragraph" style:parent-style-name="Standard">
      <loext:graphic-properties draw:fill="solid" draw:fill-color="#fff3d4"/>
      <style:paragraph-properties fo:margin-top="0in" fo:margin-bottom="0in" loext:contextual-spacing="false" fo:line-height="100%" fo:background-color="#fff3d4"/>
    </style:style>
    <style:style style:name="P42"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48"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9"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0"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1"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2"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3"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5" style:family="paragraph" style:parent-style-name="Standard">
      <style:paragraph-properties fo:margin-top="0in" fo:margin-bottom="0in" loext:contextual-spacing="false" style:line-height-at-least="0.198in"/>
      <style:text-properties fo:color="#111111" fo:background-color="transparent"/>
    </style:style>
    <style:style style:name="P56"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57"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8"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6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6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9" style:family="paragraph" style:parent-style-name="Normal_20__28_Web_29_">
      <style:paragraph-properties fo:margin-top="0.0835in" fo:margin-bottom="0.1165in" loext:contextual-spacing="false" fo:text-align="justify" style:justify-single-word="false"/>
    </style:style>
    <style:style style:name="P7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1" style:family="paragraph" style:parent-style-name="Normal_20__28_Web_29_">
      <loext:graphic-properties draw:fill="solid" draw:fill-color="#ffffff"/>
      <style:paragraph-properties fo:margin-top="0.4165in" fo:margin-bottom="0.1665in" loext:contextual-spacing="false" fo:background-color="#ffffff"/>
    </style:style>
    <style:style style:name="P72"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3" style:family="paragraph" style:parent-style-name="Standard">
      <loext:graphic-properties draw:fill="solid" draw:fill-color="#fdfdfd"/>
      <style:paragraph-properties fo:line-height="100%" fo:background-color="#fdfdfd"/>
    </style:style>
    <style:style style:name="P74" style:family="paragraph" style:parent-style-name="Standard">
      <loext:graphic-properties draw:fill="solid" draw:fill-color="#fff3d4"/>
      <style:paragraph-properties fo:line-height="100%" fo:background-color="#fff3d4"/>
    </style:style>
    <style:style style:name="P75" style:family="paragraph" style:parent-style-name="Standard">
      <style:text-properties fo:font-size="28pt" style:text-underline-style="solid" style:text-underline-width="auto" style:text-underline-color="font-color" style:font-size-asian="28pt" style:font-size-complex="28pt"/>
    </style:style>
    <style:style style:name="P76"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77" style:family="paragraph" style:parent-style-name="Standard">
      <style:text-properties fo:font-size="22pt" fo:font-weight="bold" style:font-size-asian="22pt" style:font-weight-asian="bold" style:font-size-complex="22pt" style:font-weight-complex="bold"/>
    </style:style>
    <style:style style:name="P78" style:family="paragraph" style:parent-style-name="Standard">
      <style:text-properties fo:font-size="48pt" fo:font-weight="bold" style:font-size-asian="48pt" style:font-weight-asian="bold" style:font-size-complex="48pt" style:font-weight-complex="bold"/>
    </style:style>
    <style:style style:name="P79" style:family="paragraph" style:parent-style-name="Standard">
      <style:text-properties style:font-name="Times New Roman" fo:font-size="9pt" style:font-size-asian="9pt" style:font-name-complex="Times New Roman1" style:font-size-complex="9pt"/>
    </style:style>
    <style:style style:name="P80"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1"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2"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3"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4"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85"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paragraph-properties style:line-height-at-least="0.198in"/>
      <style:text-properties fo:color="#111111" fo:background-color="transparent"/>
    </style:style>
    <style:style style:name="P88" style:family="paragraph" style:parent-style-name="Standard">
      <style:text-properties fo:color="#111111" officeooo:paragraph-rsid="00042592" fo:background-color="#282a36"/>
    </style:style>
    <style:style style:name="P89"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0"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1" style:family="paragraph" style:parent-style-name="Standard">
      <style:paragraph-properties style:line-height-at-least="0.198in"/>
      <style:text-properties fo:color="#f8f8f2" style:font-name="Droid Sans Mono" fo:font-size="10.5pt" fo:font-weight="normal" fo:background-color="#282a36"/>
    </style:style>
    <style:style style:name="P92"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3" style:family="paragraph" style:parent-style-name="Standard">
      <style:text-properties officeooo:paragraph-rsid="0016d02a"/>
    </style:style>
    <style:style style:name="P94" style:family="paragraph" style:parent-style-name="Standard">
      <loext:graphic-properties draw:fill="solid" draw:fill-color="#000000"/>
      <style:paragraph-properties style:line-height-at-least="0.198in" fo:background-color="#000000"/>
    </style:style>
    <style:style style:name="P95" style:family="paragraph" style:parent-style-name="Standard">
      <loext:graphic-properties draw:fill="solid" draw:fill-color="#333333"/>
      <style:paragraph-properties style:line-height-at-least="0.198in" fo:background-color="#333333"/>
    </style:style>
    <style:style style:name="P96"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97"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98"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99"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0"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1"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2"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3"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04"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05"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06"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07"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08" style:family="paragraph" style:parent-style-name="Standard">
      <style:text-properties fo:font-size="16pt" fo:font-weight="bold" officeooo:rsid="003f9d7c" officeooo:paragraph-rsid="003f9d7c" fo:background-color="#ffff00" style:font-size-asian="16pt" style:font-weight-asian="bold" style:font-size-complex="16pt" style:font-weight-complex="bold"/>
    </style:style>
    <style:style style:name="P109" style:family="paragraph" style:parent-style-name="Standard">
      <loext:graphic-properties draw:fill="solid" draw:fill-color="#fdfdfd"/>
      <style:paragraph-properties fo:margin-top="0in" fo:margin-bottom="0.1563in" loext:contextual-spacing="false" fo:line-height="100%" fo:background-color="#fdfdfd"/>
    </style:style>
    <style:style style:name="P110"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1"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4"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15"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17"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18"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19"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0"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1"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2"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3"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4"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25" style:family="paragraph" style:parent-style-name="Text_20_body">
      <style:paragraph-properties fo:margin-left="0in" fo:margin-right="0in" style:line-height-at-least="0.3335in" fo:orphans="2" fo:widows="2" fo:text-indent="0in" style:auto-text-indent="false"/>
    </style:style>
    <style:style style:name="P12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27"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28"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29"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0" style:family="paragraph" style:parent-style-name="List_20_Paragraph" style:list-style-name="WWNum1">
      <style:text-properties fo:font-size="22pt" fo:background-color="#ffff00" style:font-size-asian="22pt" style:font-size-complex="22pt"/>
    </style:style>
    <style:style style:name="P131"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3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3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34"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35"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6"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7"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8"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9"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40"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41"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42"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4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4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4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46"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fo:color="#111111" style:font-name="Segoe UI" fo:font-size="12pt" style:font-name-asian="Times New Roman1" style:font-size-asian="12pt" style:font-name-complex="Segoe UI1" style:font-size-complex="12pt"/>
    </style:style>
    <style:style style:name="T40"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1"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3"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4"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5" style:family="text">
      <style:text-properties fo:color="#dd1144"/>
    </style:style>
    <style:style style:name="T46"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7" style:family="text">
      <style:text-properties fo:color="#dd1144" fo:font-size="13.5pt" style:font-size-asian="13.5pt" style:font-size-complex="13.5pt"/>
    </style:style>
    <style:style style:name="T48"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49"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0" style:family="text">
      <style:text-properties fo:color="#808080" style:font-name="Consolas" fo:font-size="10.5pt" style:font-name-asian="Times New Roman1" style:font-size-asian="10.5pt" style:font-name-complex="Times New Roman1" style:font-size-complex="10.5pt"/>
    </style:style>
    <style:style style:name="T51" style:family="text">
      <style:text-properties fo:color="#6a9955" style:font-name="Consolas" fo:font-size="10.5pt" style:font-name-asian="Times New Roman1" style:font-size-asian="10.5pt" style:font-name-complex="Times New Roman1" style:font-size-complex="10.5pt"/>
    </style:style>
    <style:style style:name="T52" style:family="text">
      <style:text-properties fo:color="#c586c0" style:font-name="Consolas" fo:font-size="10.5pt" style:font-name-asian="Times New Roman1" style:font-size-asian="10.5pt" style:font-name-complex="Times New Roman1" style:font-size-complex="10.5pt"/>
    </style:style>
    <style:style style:name="T53" style:family="text">
      <style:text-properties fo:color="#272727" style:font-name="Georgia" fo:font-size="13.5pt" style:font-size-asian="13.5pt" style:font-size-complex="13.5pt"/>
    </style:style>
    <style:style style:name="T54" style:family="text">
      <style:text-properties fo:color="#272727" fo:font-size="12pt" style:font-size-asian="12pt" style:font-size-complex="12pt" loext:padding="0in" loext:border="none"/>
    </style:style>
    <style:style style:name="T55" style:family="text">
      <style:text-properties fo:color="#a67f59" fo:font-size="12pt" style:font-size-asian="12pt" style:font-size-complex="12pt" loext:padding="0in" loext:border="none"/>
    </style:style>
    <style:style style:name="T56" style:family="text">
      <style:text-properties fo:color="#669900" fo:font-size="12pt" style:font-size-asian="12pt" style:font-size-complex="12pt" loext:padding="0in" loext:border="none"/>
    </style:style>
    <style:style style:name="T57" style:family="text">
      <style:text-properties fo:color="#669900" style:font-name="Consolas" fo:font-size="12pt" fo:letter-spacing="-0.0008in" style:font-size-asian="12pt" style:font-size-complex="12pt" loext:padding="0in" loext:border="none"/>
    </style:style>
    <style:style style:name="T58"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59" style:family="text">
      <style:text-properties fo:color="#ffffff" style:font-name="Palatino Linotype" fo:letter-spacing="-0.0008in" fo:font-weight="bold" style:font-weight-asian="bold" style:font-weight-complex="bold"/>
    </style:style>
    <style:style style:name="T60" style:family="text">
      <style:text-properties fo:color="#ffffff" style:font-name="Consolas" fo:letter-spacing="-0.0008in" fo:font-weight="bold" style:font-weight-asian="bold" style:font-weight-complex="bold" loext:padding="0in" loext:border="none"/>
    </style:style>
    <style:style style:name="T61" style:family="text">
      <style:text-properties fo:color="#ffffff" style:font-name="Arial" fo:background-color="#b82051" loext:char-shading-value="0" style:font-name-complex="Arial2" loext:padding="0.028in" loext:border="0.26pt solid #f05c02"/>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fo:background-color="#ffff00" loext:char-shading-value="0"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officeooo:rsid="002164c6" fo:background-color="#ffff00" loext:char-shading-value="0" style:font-weight-asian="bold" style:font-weight-complex="bold"/>
    </style:style>
    <style:style style:name="T67" style:family="text">
      <style:text-properties fo:background-color="#ffff00" loext:char-shading-value="0"/>
    </style:style>
    <style:style style:name="T68" style:family="text">
      <style:text-properties style:font-name="Courier New" fo:font-size="10pt" style:font-name-asian="Times New Roman1" style:font-size-asian="10pt" style:font-name-complex="Courier New2" style:font-size-complex="10pt"/>
    </style:style>
    <style:style style:name="T6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0"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1" style:family="text">
      <style:text-properties fo:color="#000000" style:font-name="Arial" style:font-name-complex="Arial2"/>
    </style:style>
    <style:style style:name="T72" style:family="text">
      <style:text-properties fo:color="#000000" fo:font-size="11.5pt" style:font-size-asian="11.5pt" style:font-size-complex="11.5pt"/>
    </style:style>
    <style:style style:name="T73" style:family="text">
      <style:text-properties fo:color="#000088" fo:font-size="11.5pt" style:font-size-asian="11.5pt" style:font-size-complex="11.5pt"/>
    </style:style>
    <style:style style:name="T74" style:family="text">
      <style:text-properties fo:color="#666600" fo:font-size="11.5pt" style:font-size-asian="11.5pt" style:font-size-complex="11.5pt"/>
    </style:style>
    <style:style style:name="T75" style:family="text">
      <style:text-properties fo:color="#008800" fo:font-size="11.5pt" style:font-size-asian="11.5pt" style:font-size-complex="11.5pt"/>
    </style:style>
    <style:style style:name="T76"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7" style:family="text">
      <style:text-properties style:font-name="Arial" fo:font-size="12pt" style:font-name-asian="Times New Roman1" style:font-size-asian="12pt" style:font-name-complex="Arial2" style:font-size-complex="12pt"/>
    </style:style>
    <style:style style:name="T78"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79"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0"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2" style:family="text">
      <style:text-properties fo:color="#c85e7c" style:font-name="Courier New" fo:font-size="10.5pt" style:font-name-asian="Times New Roman1" style:font-size-asian="10.5pt" style:font-name-complex="Courier New2" style:font-size-complex="10.5pt"/>
    </style:style>
    <style:style style:name="T83" style:family="text">
      <style:text-properties fo:color="#c85e7c" fo:font-size="10.5pt" style:font-size-asian="10.5pt" style:font-size-complex="10.5pt"/>
    </style:style>
    <style:style style:name="T84" style:family="text">
      <style:text-properties fo:color="#666666" style:font-name="Courier New" fo:font-size="10.5pt" style:font-name-asian="Times New Roman1" style:font-size-asian="10.5pt" style:font-name-complex="Courier New2" style:font-size-complex="10.5pt"/>
    </style:style>
    <style:style style:name="T85" style:family="text">
      <style:text-properties fo:color="#666666" fo:font-size="10.5pt" style:font-size-asian="10.5pt" style:font-size-complex="10.5pt"/>
    </style:style>
    <style:style style:name="T86" style:family="text">
      <style:text-properties fo:color="#8fc13e" style:font-name="Courier New" fo:font-size="10.5pt" style:font-name-asian="Times New Roman1" style:font-size-asian="10.5pt" style:font-name-complex="Courier New2" style:font-size-complex="10.5pt"/>
    </style:style>
    <style:style style:name="T87" style:family="text">
      <style:text-properties fo:color="#8fc13e" style:font-name="Segoe UI Emoji" fo:font-size="10.5pt" style:font-name-asian="Times New Roman1" style:font-size-asian="10.5pt" style:font-name-complex="Segoe UI Emoji1" style:font-size-complex="10.5pt"/>
    </style:style>
    <style:style style:name="T88" style:family="text">
      <style:text-properties fo:color="#8fc13e" style:font-name="Segoe UI Emoji" fo:font-size="10.5pt" style:font-size-asian="10.5pt" style:font-name-complex="Segoe UI Emoji1" style:font-size-complex="10.5pt"/>
    </style:style>
    <style:style style:name="T89" style:family="text">
      <style:text-properties fo:color="#8fc13e" fo:font-size="10.5pt" style:font-size-asian="10.5pt" style:font-size-complex="10.5pt"/>
    </style:style>
    <style:style style:name="T90" style:family="text">
      <style:text-properties fo:color="#989498" style:font-name="Courier New" fo:font-size="10.5pt" style:font-name-asian="Times New Roman1" style:font-size-asian="10.5pt" style:font-name-complex="Courier New2" style:font-size-complex="10.5pt"/>
    </style:style>
    <style:style style:name="T91" style:family="text">
      <style:text-properties fo:color="#989498" style:font-name="Segoe UI Emoji" fo:font-size="10.5pt" style:font-name-asian="Times New Roman1" style:font-size-asian="10.5pt" style:font-name-complex="Segoe UI Emoji1" style:font-size-complex="10.5pt"/>
    </style:style>
    <style:style style:name="T92" style:family="text">
      <style:text-properties fo:color="#989498" style:font-name="Segoe UI Emoji" fo:font-size="10.5pt" style:font-size-asian="10.5pt" style:font-name-complex="Segoe UI Emoji1" style:font-size-complex="10.5pt"/>
    </style:style>
    <style:style style:name="T93" style:family="text">
      <style:text-properties fo:color="#989498" fo:font-size="10.5pt" style:font-size-asian="10.5pt" style:font-size-complex="10.5pt"/>
    </style:style>
    <style:style style:name="T94" style:family="text">
      <style:text-properties fo:color="#fd8b19" style:font-name="Courier New" fo:font-size="10.5pt" style:font-name-asian="Times New Roman1" style:font-size-asian="10.5pt" style:font-name-complex="Courier New2" style:font-size-complex="10.5pt"/>
    </style:style>
    <style:style style:name="T95" style:family="text">
      <style:text-properties fo:color="#fd8b19" fo:font-size="10.5pt" style:font-size-asian="10.5pt" style:font-size-complex="10.5pt"/>
    </style:style>
    <style:style style:name="T96" style:family="text">
      <style:text-properties fo:color="#363636" style:font-name="Arial" style:font-name-complex="Arial2"/>
    </style:style>
    <style:style style:name="T97" style:family="text">
      <style:text-properties fo:color="#4a4a4a" style:font-name="Arial" style:font-name-complex="Arial2"/>
    </style:style>
    <style:style style:name="T98" style:family="text">
      <style:text-properties fo:color="#4a4a4a" style:font-name="Segoe UI Emoji" style:font-name-complex="Segoe UI Emoji1"/>
    </style:style>
    <style:style style:name="T99" style:family="text">
      <style:text-properties fo:color="#ff3860" fo:font-size="10.5pt" fo:background-color="#f5f5f5" loext:char-shading-value="0" style:font-size-asian="10.5pt" style:font-size-complex="10.5pt"/>
    </style:style>
    <style:style style:name="T100" style:family="text">
      <style:text-properties fo:color="#db0a5b" style:font-name="Arial" fo:font-style="italic" style:text-underline-style="none" style:font-style-asian="italic" style:font-name-complex="Arial2" style:font-style-complex="italic"/>
    </style:style>
    <style:style style:name="T101" style:family="text">
      <style:text-properties fo:color="#db0a5b" style:font-name="Arial" style:text-underline-style="none" style:font-name-complex="Arial2"/>
    </style:style>
    <style:style style:name="T102" style:family="text">
      <style:text-properties fo:color="#1290bf" fo:font-size="10.5pt" style:font-size-asian="10.5pt" style:font-size-complex="10.5pt"/>
    </style:style>
    <style:style style:name="T103" style:family="text">
      <style:text-properties fo:color="#ff79c6"/>
    </style:style>
    <style:style style:name="T104" style:family="text">
      <style:text-properties fo:color="#ff79c6" style:font-name="Droid Sans Mono" fo:font-size="10.5pt" fo:font-weight="normal" fo:background-color="#282a36" loext:char-shading-value="0"/>
    </style:style>
    <style:style style:name="T105" style:family="text">
      <style:text-properties fo:color="#ffb86c" fo:font-style="italic"/>
    </style:style>
    <style:style style:name="T106" style:family="text">
      <style:text-properties fo:color="#ffb86c" style:font-name="Droid Sans Mono" fo:font-size="10.5pt" fo:font-style="italic" fo:font-weight="normal" fo:background-color="#282a36" loext:char-shading-value="0"/>
    </style:style>
    <style:style style:name="T107" style:family="text">
      <style:text-properties fo:color="#bd93f9"/>
    </style:style>
    <style:style style:name="T108" style:family="text">
      <style:text-properties fo:color="#bd93f9" fo:font-style="italic"/>
    </style:style>
    <style:style style:name="T109" style:family="text">
      <style:text-properties fo:color="#bd93f9" style:font-name="Droid Sans Mono" fo:font-size="10.5pt" fo:font-weight="normal" fo:background-color="#282a36" loext:char-shading-value="0"/>
    </style:style>
    <style:style style:name="T110" style:family="text">
      <style:text-properties fo:color="#bd93f9" style:font-name="Droid Sans Mono" fo:font-size="10.5pt" fo:font-style="italic" fo:font-weight="normal" fo:background-color="#282a36" loext:char-shading-value="0"/>
    </style:style>
    <style:style style:name="T111" style:family="text">
      <style:text-properties fo:color="#8be9fd"/>
    </style:style>
    <style:style style:name="T112" style:family="text">
      <style:text-properties fo:color="#8be9fd" fo:font-style="italic"/>
    </style:style>
    <style:style style:name="T113" style:family="text">
      <style:text-properties fo:color="#8be9fd" style:font-name="Droid Sans Mono" fo:font-size="10.5pt" fo:font-weight="normal" fo:background-color="#282a36" loext:char-shading-value="0"/>
    </style:style>
    <style:style style:name="T114" style:family="text">
      <style:text-properties style:font-name="Droid Sans Mono" fo:font-size="10.5pt" fo:font-weight="normal" fo:background-color="transparent" loext:char-shading-value="0"/>
    </style:style>
    <style:style style:name="T115"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6" style:family="text">
      <style:text-properties style:font-name="Droid Sans Mono" fo:font-size="10.5pt" fo:font-weight="normal" style:font-size-asian="26pt" style:font-weight-asian="bold" style:font-name-complex="Times New Roman1" style:font-size-complex="26pt" style:font-weight-complex="bold"/>
    </style:style>
    <style:style style:name="T117" style:family="text">
      <style:text-properties style:font-name="Droid Sans Mono" fo:font-size="10.5pt" fo:font-style="italic" fo:font-weight="normal" fo:background-color="transparent" loext:char-shading-value="0"/>
    </style:style>
    <style:style style:name="T118" style:family="text">
      <style:text-properties fo:color="#6796e6"/>
    </style:style>
    <style:style style:name="T119" style:family="text">
      <style:text-properties fo:color="#f1fa8c"/>
    </style:style>
    <style:style style:name="T120" style:family="text">
      <style:text-properties fo:color="#f1fa8c" style:font-name="Droid Sans Mono" fo:font-size="10.5pt" fo:font-weight="normal" fo:background-color="#282a36" loext:char-shading-value="0"/>
    </style:style>
    <style:style style:name="T121" style:family="text">
      <style:text-properties fo:font-size="20pt" style:font-size-asian="20pt" style:font-size-complex="20pt"/>
    </style:style>
    <style:style style:name="T122" style:family="text">
      <style:text-properties fo:color="#e9f284"/>
    </style:style>
    <style:style style:name="T123" style:family="text">
      <style:text-properties fo:color="#e9f284" style:font-name="Droid Sans Mono" fo:font-size="10.5pt" fo:font-weight="normal" fo:background-color="#282a36" loext:char-shading-value="0"/>
    </style:style>
    <style:style style:name="T124" style:family="text">
      <style:text-properties fo:color="#b267e6"/>
    </style:style>
    <style:style style:name="T125" style:family="text">
      <style:text-properties officeooo:rsid="000ac092"/>
    </style:style>
    <style:style style:name="T126" style:family="text">
      <style:text-properties fo:font-variant="normal" fo:text-transform="none" fo:color="#660099" style:font-name="arial" fo:font-size="15pt" fo:letter-spacing="normal" fo:font-style="normal" fo:font-weight="normal"/>
    </style:style>
    <style:style style:name="T127" style:family="text">
      <style:text-properties fo:font-variant="normal" fo:text-transform="none" fo:color="#292929" style:font-name="medium-content-serif-font" fo:font-size="15.75pt" fo:font-style="normal" fo:font-weight="normal" fo:background-color="#ffff00" loext:char-shading-value="0"/>
    </style:style>
    <style:style style:name="T128" style:family="text">
      <style:text-properties fo:font-variant="normal" fo:text-transform="none" fo:color="#292929" style:font-name="medium-content-serif-font" fo:font-size="15.75pt" fo:font-style="italic" fo:font-weight="bold" fo:background-color="#ffff00" loext:char-shading-value="0"/>
    </style:style>
    <style:style style:name="T129"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0"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1"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2" style:family="text">
      <style:text-properties fo:font-variant="normal" fo:text-transform="none" fo:color="#292929" style:font-name="Menlo" fo:font-size="11.25pt" fo:font-style="normal" fo:font-weight="normal" fo:background-color="#ffff00" loext:char-shading-value="0" loext:padding="0in" loext:border="none"/>
    </style:style>
    <style:style style:name="T133"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4"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6"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7"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8"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39"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0" style:family="text">
      <style:text-properties fo:font-variant="normal" fo:text-transform="none" fo:color="#6796e6" style:font-name="medium-content-serif-font" fo:font-style="normal"/>
    </style:style>
    <style:style style:name="T141" style:family="text">
      <style:text-properties fo:font-variant="normal" fo:text-transform="none" fo:color="#f1fa8c" style:font-name="medium-content-serif-font" fo:font-style="normal"/>
    </style:style>
    <style:style style:name="T142"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3"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4" style:family="text">
      <style:text-properties style:font-name-asian="Times New Roman1" style:font-size-asian="10.5pt" style:font-name-complex="Times New Roman1" style:font-size-complex="10.5pt"/>
    </style:style>
    <style:style style:name="T145" style:family="text">
      <style:text-properties officeooo:rsid="000ac092" style:font-name-asian="Times New Roman1" style:font-size-asian="10.5pt" style:font-name-complex="Times New Roman1" style:font-size-complex="10.5pt"/>
    </style:style>
    <style:style style:name="T146" style:family="text">
      <style:text-properties officeooo:rsid="000b3db9" style:font-name-asian="Times New Roman1" style:font-size-asian="10.5pt" style:font-name-complex="Times New Roman1" style:font-size-complex="10.5pt"/>
    </style:style>
    <style:style style:name="T147" style:family="text">
      <style:text-properties officeooo:rsid="00102981"/>
    </style:style>
    <style:style style:name="T148" style:family="text">
      <style:text-properties fo:color="#f8f8f2" style:font-name="Droid Sans Mono" fo:font-size="10.5pt" fo:font-weight="normal" fo:background-color="#282a36" loext:char-shading-value="0"/>
    </style:style>
    <style:style style:name="T149" style:family="text">
      <style:text-properties fo:color="#50fa7b"/>
    </style:style>
    <style:style style:name="T150" style:family="text">
      <style:text-properties fo:color="#50fa7b" style:font-name="Droid Sans Mono" fo:font-size="10.5pt" fo:font-weight="normal" fo:background-color="#282a36" loext:char-shading-value="0"/>
    </style:style>
    <style:style style:name="T151" style:family="text">
      <style:text-properties officeooo:rsid="001bc3e0"/>
    </style:style>
    <style:style style:name="T152" style:family="text">
      <style:text-properties fo:color="#6272a4" style:font-name="Droid Sans Mono" fo:font-size="10.5pt" fo:font-weight="normal" fo:background-color="#282a36" loext:char-shading-value="0"/>
    </style:style>
    <style:style style:name="T153" style:family="text">
      <style:text-properties fo:color="#6272a4" style:font-name="Droid Sans Mono" fo:font-size="10.5pt" fo:font-weight="normal" officeooo:rsid="001bc3e0" fo:background-color="#282a36" loext:char-shading-value="0"/>
    </style:style>
    <style:style style:name="T154" style:family="text">
      <style:text-properties fo:color="#6272a4" style:font-name="Droid Sans Mono" fo:font-size="10.5pt" fo:font-weight="normal" officeooo:rsid="001bebb7" fo:background-color="#282a36" loext:char-shading-value="0"/>
    </style:style>
    <style:style style:name="T155" style:family="text">
      <style:text-properties officeooo:rsid="002c3a0b"/>
    </style:style>
    <style:style style:name="T156" style:family="text">
      <style:text-properties fo:color="#ff0000"/>
    </style:style>
    <style:style style:name="T157" style:family="text">
      <style:text-properties officeooo:rsid="003791a1"/>
    </style:style>
    <style:style style:name="T158" style:family="text">
      <style:text-properties officeooo:rsid="003894e9"/>
    </style:style>
    <style:style style:name="T159" style:family="text">
      <style:text-properties officeooo:rsid="003c47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1">var</text:span><text:span text:style-name="T2"> </text:span><text:span text:style-name="T3">ishan</text:span><text:span text:style-name="T2"> = </text:span><text:span text:style-name="T4">324</text:span><text:span text:style-name="T2">;</text:span></text:p>
      <text:p text:style-name="P34"><text:span text:style-name="T5">console</text:span><text:span text:style-name="T2">.</text:span><text:span text:style-name="T6">log</text:span><text:span text:style-name="T2">(</text:span><text:span text:style-name="T3">ishan</text:span><text:span text:style-name="T2">);</text:span></text:p>
      <text:p text:style-name="P34"><text:span text:style-name="T5">console</text:span><text:span text:style-name="T2">.</text:span><text:span text:style-name="T6">log</text:span><text:span text:style-name="T2">(</text:span><text:span text:style-name="T7">"hello world"</text:span><text:span text:style-name="T2">);</text:span></text:p>
      <text:p text:style-name="P37"/>
      <text:p text:style-name="P34"><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7"/>
      <text:p text:style-name="P34"><text:span text:style-name="T5">console</text:span><text:span text:style-name="T2">.</text:span><text:span text:style-name="T6">log</text:span><text:span text:style-name="T2">(</text:span></text:p>
      <text:p text:style-name="P37">  [</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4"><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4"><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7">);</text:p>
      <text:p text:style-name="P37"/>
      <text:p text:style-name="P34"><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lement</text:span><text:span text:style-name="T2">);</text:span></text:p>
      <text:p text:style-name="P37">});</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7"/>
      <text:h text:style-name="P132" text:outline-level="1"/>
      <text:h text:style-name="P132" text:outline-level="1"/>
      <text:h text:style-name="P132" text:outline-level="1"/>
      <text:h text:style-name="P132" text:outline-level="1"><text:soft-page-break/></text:h>
      <text:p text:style-name="P63"><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3"><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7">-</text:span><text:span text:style-name="T29">1</text:span><text:span text:style-name="T25">;</text:span></text:p>
      <text:p text:style-name="P63"><text:span text:style-name="T11"><text:s text:c="2"/></text:span><text:span text:style-name="T25">}</text:span></text:p>
      <text:p text:style-name="P63"><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9">1</text:span><text:span text:style-name="T25">;</text:span></text:p>
      <text:p text:style-name="P63"><text:span text:style-name="T11"><text:s text:c="2"/></text:span><text:span text:style-name="T25">}</text:span></text:p>
      <text:p text:style-name="P63"><text:span text:style-name="T11"><text:s text:c="2"/></text:span><text:span text:style-name="T32">// a must be equal to b</text:span></text:p>
      <text:p text:style-name="P63"><text:span text:style-name="T11"><text:s text:c="2"/></text:span><text:span text:style-name="T8">return</text:span><text:span text:style-name="T11"> </text:span><text:span text:style-name="T29">0</text:span><text:span text:style-name="T25">;</text:span></text:p>
      <text:p text:style-name="P65">}</text:p>
      <text:h text:style-name="P132" text:outline-level="1"/>
      <text:h text:style-name="P132" text:outline-level="1">Array.includes vs Array.some</text:h>
      <text:p text:style-name="P110">Jan 8, 2018 • flavio_almeida • reading forecast: 4 minutes</text:p>
      <text:p text:style-name="P109"><text:span text:style-name="T39">Array in JavaScript is a powerful data structure. Functions like </text:span><text:span text:style-name="T41">Array.map</text:span><text:span text:style-name="T39">, </text:span><text:span text:style-name="T41">Array.filter</text:span><text:span text:style-name="T39">and </text:span><text:span text:style-name="T41">Array.reduce</text:span><text:span text:style-name="T39">solve a lot of everyday problems. However, there are two similar but essentially different functions that are part of your arsenal. In this article we will look at the functions </text:span><text:span text:style-name="T41">Array.includes</text:span><text:span text:style-name="T39">and </text:span><text:span text:style-name="T41">Array.some</text:span><text:span text:style-name="T39">even catch and when to apply one or the other.</text:span></text:p>
      <text:h text:style-name="P133" text:outline-level="2">The problem</text:h>
      <text:p text:style-name="P109"><text:span text:style-name="T39">We have a simple array of numbers. We need to check if the number </text:span><text:span text:style-name="T41">15</text:span><text:span text:style-name="T39">already exists in the list:</text:span></text:p>
      <text:p text:style-name="P112"><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112"><text:span text:style-name="T43">const</text:span><text:span text:style-name="T42"> searchNumber </text:span><text:span text:style-name="T43">=</text:span><text:span text:style-name="T42"> </text:span><text:span text:style-name="T44">15</text:span><text:span text:style-name="T42">;</text:span></text:p>
      <text:p text:style-name="P112"><text:span text:style-name="T43">let</text:span><text:span text:style-name="T42"> found </text:span><text:span text:style-name="T43">=</text:span><text:span text:style-name="T42"> </text:span><text:span text:style-name="T43">false</text:span><text:span text:style-name="T42">;</text:span></text:p>
      <text:p text:style-name="P112"><text:span text:style-name="T43">for</text:span><text:span text:style-name="T42">(number </text:span><text:span text:style-name="T43">of</text:span><text:span text:style-name="T42"> numbers) {</text:span></text:p>
      <text:p text:style-name="P112"><text:soft-page-break/><text:span text:style-name="T42"><text:s text:c="2"/></text:span><text:span text:style-name="T43">if</text:span><text:span text:style-name="T42">(number </text:span><text:span text:style-name="T43">===</text:span><text:span text:style-name="T42"> </text:span><text:span text:style-name="T44">15</text:span><text:span text:style-name="T42">) {</text:span></text:p>
      <text:p text:style-name="P112"><text:span text:style-name="T42"><text:s text:c="4"/>found </text:span><text:span text:style-name="T43">=</text:span><text:span text:style-name="T42"> </text:span><text:span text:style-name="T43">true</text:span><text:span text:style-name="T42">;</text:span></text:p>
      <text:p text:style-name="P112"><text:span text:style-name="T42"><text:s text:c="4"/></text:span><text:span text:style-name="T43">break</text:span><text:span text:style-name="T42">;</text:span></text:p>
      <text:p text:style-name="P113"><text:s text:c="2"/>}</text:p>
      <text:p text:style-name="P113">}</text:p>
      <text:p text:style-name="P115"><text:span text:style-name="T43">if</text:span><text:span text:style-name="T42">(found) console.log(</text:span><text:span text:style-name="T46">`</text:span><text:span text:style-name="T42">${searchNumber}</text:span><text:span text:style-name="T46"> already exists!`</text:span><text:span text:style-name="T42">);</text:span></text:p>
      <text:p text:style-name="P109"><text:span text:style-name="T39">Nothing exceptional here, except for the use of </text:span><text:a xlink:type="simple" xlink:href="https://developer.mozilla.org/pt-BR/docs/Web/JavaScript/Reference/Statements/for...of" office:target-frame-name="_blank" xlink:show="new" text:style-name="Standard" text:visited-style-name="Standard"><text:span text:style-name="T48">for… of the</text:span></text:a><text:span text:style-name="T39"> ES2015 (ES6) that can be replaced by a loop </text:span><text:span text:style-name="T41">for</text:span><text:span text:style-name="T39">or </text:span><text:span text:style-name="T41">while</text:span><text:span text:style-name="T39">. However, we can greatly simplify the code by using a feature introduced in ES2017 (ES7).</text:span></text:p>
      <text:h text:style-name="P133" text:outline-level="2">The Array.includes Function</text:h>
      <text:p text:style-name="P109"><text:span text:style-name="T39">In ES2017 (ES7) the function has been added </text:span><text:span text:style-name="T41">Array.includes</text:span><text:span text:style-name="T39">. Let's look at the previous code refactored to use the new function:</text:span></text:p>
      <text:p text:style-name="P112"><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112"><text:span text:style-name="T43">const</text:span><text:span text:style-name="T42"> searchNumber </text:span><text:span text:style-name="T43">=</text:span><text:span text:style-name="T42"> </text:span><text:span text:style-name="T44">15</text:span><text:span text:style-name="T42">;</text:span></text:p>
      <text:p text:style-name="P113"/>
      <text:p text:style-name="P112"><text:span text:style-name="T43">if</text:span><text:span text:style-name="T42">(numbers.includes(searchNumber))</text:span></text:p>
      <text:p text:style-name="P115"><text:span text:style-name="T42"><text:s text:c="2"/>console.log(</text:span><text:span text:style-name="T46">`</text:span><text:span text:style-name="T42">${searchNumber}</text:span><text:span text:style-name="T46"> already exists!`</text:span><text:span text:style-name="T42">);</text:span></text:p>
      <text:p text:style-name="P85">Refactoring is altering the structure of code without changing its final behavior.</text:p>
      <text:p text:style-name="P109"><text:span text:style-name="T39">The function </text:span><text:span text:style-name="T41">Array.includes</text:span><text:span text:style-name="T39">returns </text:span><text:span text:style-name="T41">true</text:span><text:span text:style-name="T39">only if the element exists. Much leaner, no? However, this simplicity can lead the developer to error.</text:span></text:p>
      <text:h text:style-name="P133" text:outline-level="2">Unexpected Result</text:h>
      <text:p text:style-name="P109"><text:span text:style-name="T39">Let's repeat the search example with </text:span><text:span text:style-name="T41">Array.includes</text:span><text:span text:style-name="T39">, but this time searching a list of </text:span><text:span text:style-name="T40">objects</text:span><text:span text:style-name="T39"> representing books:</text:span></text:p>
      <text:p text:style-name="P112"><text:span text:style-name="T43">const</text:span><text:span text:style-name="T42"> books </text:span><text:span text:style-name="T43">=</text:span><text:span text:style-name="T42"> [</text:span></text:p>
      <text:p text:style-name="P113"><text:soft-page-break/><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2"><text:span text:style-name="T43">const</text:span><text:span text:style-name="T42"> searchBook </text:span><text:span text:style-name="T43">=</text:span><text:span text:style-name="T42"> { </text:span></text:p>
      <text:p text:style-name="P112"><text:span text:style-name="T42"><text:s text:c="2"/></text:span><text:span text:style-name="T49">name</text:span><text:span text:style-name="T42">: </text:span><text:span text:style-name="T46">'Cangaceiro JavaScript'</text:span><text:span text:style-name="T42">,</text:span></text:p>
      <text:p text:style-name="P112"><text:span text:style-name="T42"><text:s text:c="2"/></text:span><text:span text:style-name="T49">author</text:span><text:span text:style-name="T42">: </text:span><text:span text:style-name="T46">'Flávio Almeida'</text:span><text:span text:style-name="T42">,</text:span></text:p>
      <text:p text:style-name="P112"><text:span text:style-name="T42"><text:s text:c="2"/></text:span><text:span text:style-name="T49">isbn</text:span><text:span text:style-name="T42">: </text:span><text:span text:style-name="T46">'9788594188014'</text:span></text:p>
      <text:p text:style-name="P113">};</text:p>
      <text:p text:style-name="P113"/>
      <text:p text:style-name="P112"><text:span text:style-name="T43">if</text:span><text:span text:style-name="T42">(books.includes(searchBook))</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As much as the function </text:span><text:span text:style-name="T41">Array.includes</text:span><text:span text:style-name="T39">worked in the previous example, it seems unable to find our book. What is the reason for this erratic behavior?</text:span></text:p>
      <text:h text:style-name="P133" text:outline-level="2">Comparisons between types</text:h>
      <text:p text:style-name="P109"><text:soft-page-break/><text:span text:style-name="T39">Internally, it </text:span><text:span text:style-name="T41">Array.includes</text:span><text:span text:style-name="T39">makes a comparison through </text:span><text:span text:style-name="T41">===</text:span><text:span text:style-name="T39">. However, comparisons with </text:span><text:span text:style-name="T41">===</text:span><text:span text:style-name="T39">or </text:span><text:span text:style-name="T41">==</text:span><text:span text:style-name="T39">only work as expected (compare value) with the types:</text:span></text:p>
      <text:list xml:id="list3137175512" text:style-name="WWNum1">
        <text:list-item>
          <text:p text:style-name="P135">Boolean</text:p>
        </text:list-item>
        <text:list-item>
          <text:p text:style-name="P136">Null</text:p>
        </text:list-item>
        <text:list-item>
          <text:p text:style-name="P136">Undefined</text:p>
        </text:list-item>
        <text:list-item>
          <text:p text:style-name="P136">Number</text:p>
        </text:list-item>
        <text:list-item>
          <text:p text:style-name="P136">String</text:p>
        </text:list-item>
        <text:list-item>
          <text:p text:style-name="P137">Symbol (ES2015)</text:p>
        </text:list-item>
      </text:list>
      <text:p text:style-name="P109"><text:span text:style-name="T39">When we compare variables that reference the type </text:span><text:span text:style-name="T41">object</text:span><text:span text:style-name="T39">, the interpreter will test whether they point to the same object in memory. Let's look at this maxim in a smaller scope example:</text:span></text:p>
      <text:p text:style-name="P112"><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112"><text:span text:style-name="T43">const</text:span><text:span text:style-name="T42"> object2 </text:span><text:span text:style-name="T43">=</text:span><text:span text:style-name="T42"> { </text:span><text:span text:style-name="T49">name</text:span><text:span text:style-name="T42">: </text:span><text:span text:style-name="T46">'Flávio'</text:span><text:span text:style-name="T42">};</text:span></text:p>
      <text:p text:style-name="P114">// false</text:p>
      <text:p text:style-name="P112"><text:span text:style-name="T42">console.log(object1 </text:span><text:span text:style-name="T43">==</text:span><text:span text:style-name="T42"> object2);</text:span></text:p>
      <text:p text:style-name="P114">// false</text:p>
      <text:p text:style-name="P115"><text:span text:style-name="T42">console.log(object1 </text:span><text:span text:style-name="T43">===</text:span><text:span text:style-name="T42"> object2);</text:span></text:p>
      <text:p text:style-name="P111">However, the result will be true if we do:</text:p>
      <text:p text:style-name="P112"><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114">// a variável de referência object2</text:p>
      <text:p text:style-name="P114">// passou a apontar para o mesmo objeto </text:p>
      <text:p text:style-name="P114">// referenciado por object1</text:p>
      <text:p text:style-name="P112"><text:span text:style-name="T43">const</text:span><text:span text:style-name="T42"> object2 </text:span><text:span text:style-name="T43">=</text:span><text:span text:style-name="T42"> object1;</text:span></text:p>
      <text:p text:style-name="P114">// true</text:p>
      <text:p text:style-name="P112"><text:span text:style-name="T42">console.log(object1 </text:span><text:span text:style-name="T43">==</text:span><text:span text:style-name="T42"> object2);</text:span></text:p>
      <text:p text:style-name="P114">// true</text:p>
      <text:p text:style-name="P115"><text:soft-page-break/><text:span text:style-name="T42">console.log(object1 </text:span><text:span text:style-name="T43">===</text:span><text:span text:style-name="T42"> object2);</text:span></text:p>
      <text:p text:style-name="P109"><text:span text:style-name="T39">In this context, we can </text:span><text:span text:style-name="T41">Array.includes</text:span><text:span text:style-name="T39">return </text:span><text:span text:style-name="T41">true</text:span><text:span text:style-name="T39">as follows:</text:span></text:p>
      <text:p text:style-name="P112"><text:span text:style-name="T43">const</text:span><text:span text:style-name="T42"> books </text:span><text:span text:style-name="T43">=</text:span><text:span text:style-name="T42"> [</text:span></text:p>
      <text:p text:style-name="P113"><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4">// A variável searchBook agora </text:p>
      <text:p text:style-name="P114">// aponta para o mesmo objeto em books[0]</text:p>
      <text:p text:style-name="P112"><text:span text:style-name="T43">const</text:span><text:span text:style-name="T42"> searchBook </text:span><text:span text:style-name="T43">=</text:span><text:span text:style-name="T42"> books[</text:span><text:span text:style-name="T44">0</text:span><text:span text:style-name="T42">];</text:span></text:p>
      <text:p text:style-name="P113"/>
      <text:p text:style-name="P112"><text:span text:style-name="T43">if</text:span><text:span text:style-name="T42">(books.includes(searchBook))</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As much as this solution works, it makes no sense to use it when searching for an object that we do not know its position, let alone if it exists. In this situation we can turn to the good old </text:span><text:span text:style-name="T41">Array.some</text:span><text:span text:style-name="T39">ES5 veteran.</text:span></text:p>
      <text:h text:style-name="P133" text:outline-level="2">Using the humble Array.some</text:h>
      <text:p text:style-name="P109"><text:soft-page-break/><text:span text:style-name="T39">Let's look at the previous code using the function </text:span><text:span text:style-name="T41">Array.some</text:span><text:span text:style-name="T39">:</text:span></text:p>
      <text:p text:style-name="P112"><text:span text:style-name="T43">const</text:span><text:span text:style-name="T42"> books </text:span><text:span text:style-name="T43">=</text:span><text:span text:style-name="T42"> [</text:span></text:p>
      <text:p text:style-name="P113"><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2"><text:span text:style-name="T43">const</text:span><text:span text:style-name="T42"> searchBook </text:span><text:span text:style-name="T43">=</text:span><text:span text:style-name="T42"> { </text:span></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p>
      <text:p text:style-name="P113"/>
      <text:p text:style-name="P112"><text:span text:style-name="T43">if</text:span><text:span text:style-name="T42">(books.some(book </text:span><text:span text:style-name="T43">=&gt;</text:span><text:span text:style-name="T42"> book.isbn </text:span><text:span text:style-name="T43">==</text:span><text:span text:style-name="T42"> searchBook.isbn))</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The function </text:span><text:span text:style-name="T41">Array.some</text:span><text:span text:style-name="T39">iterates through each element of the array by applying comparison logic. It will abort the iteration immediately as soon as it finds the first item that returns </text:span><text:span text:style-name="T41">true</text:span><text:span text:style-name="T39">in the comparison. Your return will be </text:span><text:span text:style-name="T41">true</text:span><text:span text:style-name="T39">if there is any element that fits the criteria used.</text:span></text:p>
      <text:p text:style-name="P109"><text:soft-page-break/><text:span text:style-name="T39">The criterion used was to compare the ownership </text:span><text:span text:style-name="T41">isbn</text:span><text:span text:style-name="T39">of objects. Because the property stores one </text:span><text:span text:style-name="T41">string</text:span><text:span text:style-name="T39">, comparisons with </text:span><text:span text:style-name="T41">==</text:span><text:span text:style-name="T39">or </text:span><text:span text:style-name="T41">===</text:span><text:span text:style-name="T39">use the primitive value and not the reference.</text:span></text:p>
      <text:p text:style-name="P111">We can still compare all properties of the object with the following trick:</text:p>
      <text:p text:style-name="P114">// código anterior omitido </text:p>
      <text:p text:style-name="P112"><text:span text:style-name="T43">const</text:span><text:span text:style-name="T42"> searchBook </text:span><text:span text:style-name="T43">=</text:span><text:span text:style-name="T42"> { </text:span></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p>
      <text:p text:style-name="P113"/>
      <text:p text:style-name="P112"><text:span text:style-name="T43">const</text:span><text:span text:style-name="T42"> bookAsJSON </text:span><text:span text:style-name="T43">=</text:span><text:span text:style-name="T42"> JSON.stringify(searchBook);</text:span></text:p>
      <text:p text:style-name="P113"/>
      <text:p text:style-name="P112"><text:span text:style-name="T43">if</text:span><text:span text:style-name="T42">(books.some(book </text:span><text:span text:style-name="T43">=&gt;</text:span><text:span text:style-name="T42"> JSON.stringify(book) </text:span><text:span text:style-name="T43">==</text:span><text:span text:style-name="T42"> bookAsJSON))</text:span></text:p>
      <text:p text:style-name="P115"><text:span text:style-name="T42"><text:s text:c="2"/>console.log(</text:span><text:span text:style-name="T46">`</text:span><text:span text:style-name="T42">${bookAsJSON}</text:span><text:span text:style-name="T46"> already exists!`</text:span><text:span text:style-name="T42">);</text:span></text:p>
      <text:p text:style-name="P109"><text:span text:style-name="T39">Through </text:span><text:span text:style-name="T41">JSON.stringify</text:span><text:span text:style-name="T39">converting a JavaScript object into a JSON that is nothing more than the textual representation of an object. Being a representation through one </text:span><text:span text:style-name="T41">string</text:span><text:span text:style-name="T39">, we can use </text:span><text:span text:style-name="T41">===</text:span><text:span text:style-name="T39">or </text:span><text:span text:style-name="T41">==</text:span><text:span text:style-name="T39">that the comparison will use its value.</text:span></text:p>
      <text:p text:style-name="P109"><text:span text:style-name="T39">One of the great advantages of </text:span><text:span text:style-name="T41">Array.some</text:span><text:span text:style-name="T39">being able to define a more refined comparison logic.</text:span></text:p>
      <text:h text:style-name="P133" text:outline-level="2">Conclusion</text:h>
      <text:p text:style-name="P111">Modern features do not always solve everyday problems. It is important to know the problem and also the resource used to solve it so we have no surprises.</text:p>
      <text:p text:style-name="P73"><text:span text:style-name="T39">Is that you? Have you ever been surprised by </text:span><text:span text:style-name="T41">Array.includes</text:span><text:span text:style-name="T39">? Have you ever used it </text:span><text:span text:style-name="T41">Array.some</text:span><text:span text:style-name="T39">to solve a problem? Leave your opinion.</text:span></text:p>
      <text:p text:style-name="P75"><text:soft-page-break/></text:p>
      <text:p text:style-name="P75">Practise2</text:p>
      <text:p text:style-name="P75"/>
      <text:p text:style-name="P34"><text:span text:style-name="T2"> </text:span><text:span text:style-name="T50">&lt;</text:span><text:span text:style-name="T1">script</text:span><text:span text:style-name="T50">&gt;</text:span></text:p>
      <text:p text:style-name="P34"><text:span text:style-name="T2">      </text:span><text:span text:style-name="T51">//console features-start</text:span></text:p>
      <text:p text:style-name="P34"><text:span text:style-name="T2">      </text:span><text:span text:style-name="T51">/////////////////////////////////////////////////</text:span></text:p>
      <text:p text:style-name="P34"><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7"/>
      <text:p text:style-name="P34"><text:span text:style-name="T2">      </text:span><text:span text:style-name="T51">// view data clear in object array</text:span></text:p>
      <text:p text:style-name="P34"><text:span text:style-name="T2">      </text:span><text:span text:style-name="T5">console</text:span><text:span text:style-name="T2">.</text:span><text:span text:style-name="T6">table</text:span><text:span text:style-name="T2">([</text:span></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7">      ]);</text:p>
      <text:p text:style-name="P37"/>
      <text:p text:style-name="P34"><text:span text:style-name="T2">      </text:span><text:span text:style-name="T51">//track time</text:span></text:p>
      <text:p text:style-name="P34"><text:span text:style-name="T2">      </text:span><text:span text:style-name="T5">console</text:span><text:span text:style-name="T2">.</text:span><text:span text:style-name="T6">time</text:span><text:span text:style-name="T2">(</text:span><text:span text:style-name="T7">"loop1"</text:span><text:span text:style-name="T2">);</text:span></text:p>
      <text:p text:style-name="P34"><text:span text:style-name="T2">      </text:span><text:span text:style-name="T1">let</text:span><text:span text:style-name="T2"> </text:span><text:span text:style-name="T3">i</text:span><text:span text:style-name="T2"> = </text:span><text:span text:style-name="T4">0</text:span><text:span text:style-name="T2">;</text:span></text:p>
      <text:p text:style-name="P34"><text:span text:style-name="T2">      </text:span><text:span text:style-name="T52">while</text:span><text:span text:style-name="T2"> (</text:span><text:span text:style-name="T3">i</text:span><text:span text:style-name="T2"> &lt; </text:span><text:span text:style-name="T4">100000</text:span><text:span text:style-name="T2">) {</text:span></text:p>
      <text:p text:style-name="P34"><text:span text:style-name="T2">        </text:span><text:span text:style-name="T3">i</text:span><text:span text:style-name="T2">++;</text:span></text:p>
      <text:p text:style-name="P37">      }</text:p>
      <text:p text:style-name="P34"><text:span text:style-name="T2">      </text:span><text:span text:style-name="T5">console</text:span><text:span text:style-name="T2">.</text:span><text:span text:style-name="T6">timeEnd</text:span><text:span text:style-name="T2">(</text:span><text:span text:style-name="T7">"loop1"</text:span><text:span text:style-name="T2">);</text:span></text:p>
      <text:p text:style-name="P37"/>
      <text:p text:style-name="P34"><text:span text:style-name="T2">      </text:span><text:span text:style-name="T51">//trace</text:span></text:p>
      <text:p text:style-name="P34"><text:span text:style-name="T2">      </text:span><text:span text:style-name="T1">function</text:span><text:span text:style-name="T2"> </text:span><text:span text:style-name="T6">trace</text:span><text:span text:style-name="T2">() {</text:span></text:p>
      <text:p text:style-name="P34"><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7">      }</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text:s text:c="5"/> </text:span><text:span text:style-name="T51">/////////////////////////////////////////////////</text:span></text:p>
      <text:p text:style-name="P34"><text:span text:style-name="T2">      </text:span><text:span text:style-name="T51">//console features -end</text:span></text:p>
      <text:p text:style-name="P37"/>
      <text:p text:style-name="P37"/>
      <text:p text:style-name="P37"/>
      <text:p text:style-name="P37"/>
      <text:p text:style-name="P37"><text:soft-page-break/></text:p>
      <text:p text:style-name="P37"/>
      <text:p text:style-name="P37"/>
      <text:p text:style-name="P37"/>
      <text:p text:style-name="P37"/>
      <text:p text:style-name="P34"><text:span text:style-name="T2">      </text:span><text:span text:style-name="T51">//template literals-start</text:span></text:p>
      <text:p text:style-name="P34"><text:span text:style-name="T2">      </text:span><text:span text:style-name="T51">/////////////////////////////////////////////////</text:span></text:p>
      <text:p text:style-name="P34"><text:span text:style-name="T2">      </text:span><text:span text:style-name="T1">let</text:span><text:span text:style-name="T2"> </text:span><text:span text:style-name="T3">age</text:span><text:span text:style-name="T2"> = </text:span><text:span text:style-name="T4">23</text:span><text:span text:style-name="T2">;</text:span></text:p>
      <text:p text:style-name="P34"><text:span text:style-name="T2">      </text:span><text:span text:style-name="T1">let</text:span><text:span text:style-name="T2"> </text:span><text:span text:style-name="T3">height</text:span><text:span text:style-name="T2"> = </text:span><text:span text:style-name="T4">5.7</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4"><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4"><text:span text:style-name="T2">      </text:span><text:span text:style-name="T5">console</text:span><text:span text:style-name="T2">.</text:span><text:span text:style-name="T6">log</text:span><text:span text:style-name="T2">();</text:span></text:p>
      <text:p text:style-name="P37"/>
      <text:p text:style-name="P34"><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4"><text:span text:style-name="T2">        </text:span><text:span text:style-name="T5">console</text:span><text:span text:style-name="T2">.</text:span><text:span text:style-name="T6">log</text:span><text:span text:style-name="T2">(</text:span><text:span text:style-name="T3">strArray</text:span><text:span text:style-name="T2">);</text:span></text:p>
      <text:p text:style-name="P37"/>
      <text:p text:style-name="P34"><text:span text:style-name="T2">        </text:span><text:span text:style-name="T52">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7">      }</text:p>
      <text:p text:style-name="P34"><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4"><text:span text:style-name="T2">      </text:span><text:span text:style-name="T5">console</text:span><text:span text:style-name="T2">.</text:span><text:span text:style-name="T6">log</text:span><text:span text:style-name="T2">(</text:span><text:span text:style-name="T3">str</text:span><text:span text:style-name="T2">);</text:span></text:p>
      <text:p text:style-name="P34"><text:span text:style-name="T2">      </text:span><text:span text:style-name="T51">/////////////////////////////////////////////////</text:span></text:p>
      <text:p text:style-name="P34"><text:span text:style-name="T2">      </text:span><text:span text:style-name="T51">//template literals-en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4"><text:span text:style-name="T2">      </text:span><text:span text:style-name="T51">//spread syntax start ...</text:span></text:p>
      <text:p text:style-name="P34"><text:span text:style-name="T2">      </text:span><text:span text:style-name="T51">/////////////////////////////////////////////////</text:span></text:p>
      <text:p text:style-name="P34"><text:span text:style-name="T2">      </text:span><text:span text:style-name="T51">//objects</text:span></text:p>
      <text:p text:style-name="P34"><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4"><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7"/>
      <text:p text:style-name="P34"><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4"><text:span text:style-name="T2">      </text:span><text:span text:style-name="T5">console</text:span><text:span text:style-name="T2">.</text:span><text:span text:style-name="T6">log</text:span><text:span text:style-name="T2">(</text:span><text:span text:style-name="T3">koththuFullInfo</text:span><text:span text:style-name="T2">);</text:span></text:p>
      <text:p text:style-name="P37"/>
      <text:p text:style-name="P34"><text:span text:style-name="T2">      </text:span><text:span text:style-name="T51">//arrays</text:span></text:p>
      <text:p text:style-name="P34"><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4"><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7"/>
      <text:p text:style-name="P34"><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4"><text:span text:style-name="T2">      </text:span><text:span text:style-name="T5">console</text:span><text:span text:style-name="T2">.</text:span><text:span text:style-name="T6">log</text:span><text:span text:style-name="T2">(</text:span><text:span text:style-name="T3">langs</text:span><text:span text:style-name="T2">);</text:span></text:p>
      <text:p text:style-name="P34"><text:span text:style-name="T2">      </text:span><text:span text:style-name="T51">/////////////////////////////////////////////////</text:span></text:p>
      <text:p text:style-name="P34"><text:span text:style-name="T2">      </text:span><text:span text:style-name="T51">//spread syntax end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p text:style-name="P37"/>
      <text:p text:style-name="P34"><text:span text:style-name="T2"><text:s text:c="6"/></text:span><text:span text:style-name="T51">//destructuring-start</text:span></text:p>
      <text:p text:style-name="P34"><text:span text:style-name="T2">      </text:span><text:span text:style-name="T51">/////////////////////////////////////////////////</text:span></text:p>
      <text:p text:style-name="P34"><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7"/>
      <text:p text:style-name="P34"><text:span text:style-name="T2">      </text:span><text:span text:style-name="T6">ishan</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span text:style-name="T7">""</text:span><text:span text:style-name="T2">);</text:span></text:p>
      <text:p text:style-name="P34"><text:span text:style-name="T2">      </text:span><text:span text:style-name="T6">ishanDestructure</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p>
      <text:p text:style-name="P34"><text:span text:style-name="T2">      </text:span><text:span text:style-name="T6">ishanDestructureInBody</text:span><text:span text:style-name="T2">(</text:span><text:span text:style-name="T3">user</text:span><text:span text:style-name="T2">);</text:span></text:p>
      <text:p text:style-name="P37"/>
      <text:p text:style-name="P34"><text:span text:style-name="T2">      </text:span><text:span text:style-name="T1">function</text:span><text:span text:style-name="T2"> </text:span><text:span text:style-name="T6">ishan</text:span><text:span text:style-name="T2">(</text:span><text:span text:style-name="T3">userObject</text:span><text:span text:style-name="T2">) {</text:span></text:p>
      <text:p text:style-name="P34"><text:span text:style-name="T2">        </text:span><text:span text:style-name="T51">//without destructuring</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4"><text:span text:style-name="T2">        </text:span><text:span text:style-name="T51">//destructure inside method argument</text:span></text:p>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4"><text:span text:style-name="T2">        </text:span><text:span text:style-name="T51">//with destructure inside body</text:span></text:p>
      <text:p text:style-name="P34"><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4"><text:span text:style-name="T2">      </text:span><text:span text:style-name="T51">/////////////////////////////////////////////////</text:span></text:p>
      <text:p text:style-name="P34"><text:span text:style-name="T2">      </text:span><text:span text:style-name="T51">//destructuring-end</text:span></text:p>
      <text:p text:style-name="P37"/>
      <text:p text:style-name="P37"/>
      <text:p text:style-name="P37"/>
      <text:p text:style-name="P37"/>
      <text:p text:style-name="P37"/>
      <text:p text:style-name="P37"><text:soft-page-break/></text:p>
      <text:p text:style-name="P37"/>
      <text:p text:style-name="P37"/>
      <text:p text:style-name="P37"/>
      <text:p text:style-name="P37"/>
      <text:p text:style-name="P34"><text:span text:style-name="T2"><text:s text:c="5"/> </text:span><text:span text:style-name="T51">//async await-start</text:span></text:p>
      <text:p text:style-name="P34"><text:span text:style-name="T2">      </text:span><text:span text:style-name="T51">/////////////////////////////////////////////////</text:span></text:p>
      <text:p text:style-name="P37"/>
      <text:p text:style-name="P34"><text:span text:style-name="T2">      </text:span><text:span text:style-name="T1">const</text:span><text:span text:style-name="T2"> </text:span><text:span text:style-name="T6">random</text:span><text:span text:style-name="T2"> = () </text:span><text:span text:style-name="T1">=&gt;</text:span><text:span text:style-name="T2"> {</text:span></text:p>
      <text:p text:style-name="P34"><text:span text:style-name="T2">        </text:span><text:span text:style-name="T52">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7">      };</text:p>
      <text:p text:style-name="P37"/>
      <text:p text:style-name="P34"><text:span text:style-name="T2">      </text:span><text:span text:style-name="T51">//problem</text:span></text:p>
      <text:p text:style-name="P34"><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4"><text:span text:style-name="T2">        </text:span><text:span text:style-name="T1">let</text:span><text:span text:style-name="T2"> </text:span><text:span text:style-name="T3">firstNo</text:span><text:span text:style-name="T2">;</text:span></text:p>
      <text:p text:style-name="P34"><text:span text:style-name="T2">        </text:span><text:span text:style-name="T1">let</text:span><text:span text:style-name="T2"> </text:span><text:span text:style-name="T3">secondNo</text:span><text:span text:style-name="T2">;</text:span></text:p>
      <text:p text:style-name="P34"><text:span text:style-name="T2">        </text:span><text:span text:style-name="T1">let</text:span><text:span text:style-name="T2"> </text:span><text:span text:style-name="T3">thrirdNo</text:span><text:span text:style-name="T2">;</text:span></text:p>
      <text:p text:style-name="P34"><text:span text:style-name="T2">        </text:span><text:span text:style-name="T52">return</text:span><text:span text:style-name="T2"> </text:span><text:span text:style-name="T6">random</text:span><text:span text:style-name="T2">()</text:span></text:p>
      <text:p text:style-name="P34"><text:span text:style-name="T2">          .</text:span><text:span text:style-name="T6">then</text:span><text:span text:style-name="T2">(</text:span><text:span text:style-name="T3">result1</text:span><text:span text:style-name="T2"> </text:span><text:span text:style-name="T1">=&gt;</text:span><text:span text:style-name="T2"> {</text:span></text:p>
      <text:p text:style-name="P34"><text:span text:style-name="T2">            </text:span><text:span text:style-name="T3">firstNo</text:span><text:span text:style-name="T2"> = </text:span><text:span text:style-name="T3">result1</text:span><text:span text:style-name="T2">;</text:span></text:p>
      <text:p text:style-name="P34"><text:span text:style-name="T2">            </text:span><text:span text:style-name="T52">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2</text:span><text:span text:style-name="T2"> </text:span><text:span text:style-name="T1">=&gt;</text:span><text:span text:style-name="T2"> {</text:span></text:p>
      <text:p text:style-name="P34"><text:span text:style-name="T2">            </text:span><text:span text:style-name="T3">secondNo</text:span><text:span text:style-name="T2"> = </text:span><text:span text:style-name="T3">result2</text:span><text:span text:style-name="T2">;</text:span></text:p>
      <text:p text:style-name="P34"><text:span text:style-name="T2">            </text:span><text:span text:style-name="T52">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3</text:span><text:span text:style-name="T2"> </text:span><text:span text:style-name="T1">=&gt;</text:span><text:span text:style-name="T2"> {</text:span></text:p>
      <text:p text:style-name="P34"><text:span text:style-name="T2">            </text:span><text:span text:style-name="T3">thrirdNo</text:span><text:span text:style-name="T2"> = </text:span><text:span text:style-name="T3">result3</text:span><text:span text:style-name="T2">;</text:span></text:p>
      <text:p text:style-name="P34"><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p text:style-name="P37"/>
      <text:p text:style-name="P34"><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1">//solution</text:span></text:p>
      <text:p text:style-name="P34"><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4"><text:span text:style-name="T2">        </text:span><text:span text:style-name="T1">let</text:span><text:span text:style-name="T2"> </text:span><text:span text:style-name="T3">firstNo</text:span><text:span text:style-name="T2"> = </text:span><text:span text:style-name="T52">await</text:span><text:span text:style-name="T2"> </text:span><text:span text:style-name="T6">random</text:span><text:span text:style-name="T2">();</text:span></text:p>
      <text:p text:style-name="P34"><text:span text:style-name="T2">        </text:span><text:span text:style-name="T1">let</text:span><text:span text:style-name="T2"> </text:span><text:span text:style-name="T3">secondNo</text:span><text:span text:style-name="T2"> = </text:span><text:span text:style-name="T52">await</text:span><text:span text:style-name="T2"> </text:span><text:span text:style-name="T6">random</text:span><text:span text:style-name="T2">();</text:span></text:p>
      <text:p text:style-name="P34"><text:span text:style-name="T2">        </text:span><text:span text:style-name="T1">let</text:span><text:span text:style-name="T2"> </text:span><text:span text:style-name="T3">thrirdNo</text:span><text:span text:style-name="T2"> = </text:span><text:span text:style-name="T52">await</text:span><text:span text:style-name="T2"> </text:span><text:span text:style-name="T6">random</text:span><text:span text:style-name="T2">();</text:span></text:p>
      <text:p text:style-name="P34"><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style-name="P34"><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1">/////////////////////////////////////////////////</text:span></text:p>
      <text:p text:style-name="P34"><text:span text:style-name="T2">      </text:span><text:span text:style-name="T51">//async await-end</text:span></text:p>
      <text:p text:style-name="P37"/>
      <text:p text:style-name="P34"><text:span text:style-name="T2">  <text:s text:c="4"/></text:span><text:span text:style-name="T51">//repeat method</text:span></text:p>
      <text:p text:style-name="P34"><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7"/>
      <text:p text:style-name="P34"><text:span text:style-name="T2">      </text:span><text:span text:style-name="T51">//Array making methods</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7"/>
      <text:p text:style-name="P34"><text:span text:style-name="T2">      </text:span><text:span text:style-name="T51">//Array clone method</text:span></text:p>
      <text:p text:style-name="P34"><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4"><text:span text:style-name="T2">      </text:span><text:span text:style-name="T1">let</text:span><text:span text:style-name="T2"> </text:span><text:span text:style-name="T3">array2</text:span><text:span text:style-name="T2"> = </text:span><text:span text:style-name="T3">array1</text:span><text:span text:style-name="T2">;</text:span></text:p>
      <text:p text:style-name="P34"><text:span text:style-name="T2">      </text:span><text:span text:style-name="T1">let</text:span><text:span text:style-name="T2"> </text:span><text:span text:style-name="T3">array3</text:span><text:span text:style-name="T2"> = [...</text:span><text:span text:style-name="T3">array1</text:span><text:span text:style-name="T2">]; </text:span><text:span text:style-name="T51">//cloned</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7"/>
      <text:p text:style-name="P37"/>
      <text:p text:style-name="P37"/>
      <text:p text:style-name="P75"/>
      <text:p text:style-name="P75"/>
      <text:p text:style-name="P75">Parse strings in javascript</text:p>
      <text:h text:style-name="P16" text:outline-level="1">Converting strings to numbers with vanilla JavaScript</text:h>
      <text:p text:style-name="P3"><text:span text:style-name="T53">In JavaScript, you can represent a number is an actual number (ex. </text:span><text:span text:style-name="HTML_20_Code"><text:span text:style-name="T45">42</text:span></text:span><text:span text:style-name="T53">), or as a string (ex. </text:span><text:span text:style-name="HTML_20_Code"><text:span text:style-name="T45">'42'</text:span></text:span><text:span text:style-name="T53">).</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4"> </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4"> </text:span></text:span><text:span text:style-name="nx"><text:span text:style-name="T54">num2</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text:span></text:span><text:span text:style-name="p"><text:span text:style-name="T34">;</text:span></text:span></text:p>
      <text:p text:style-name="P2"><text:span text:style-name="k"><text:span text:style-name="T10">if</text:span></text:span><text:span text:style-name="HTML_20_Code"><text:span text:style-name="T54"> </text:span></text:span><text:span text:style-name="p"><text:span text:style-name="T34">(</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nx"><text:span text:style-name="T54">num2</text:span></text:span><text:span text:style-name="p"><text:span text:style-name="T34">)</text:span></text:span><text:span text:style-name="HTML_20_Code"><text:span text:style-name="T54"> </text:span></text:span><text:span text:style-name="p"><text:span text:style-name="T34">{</text:span></text:span></text:p>
      <text:p text:style-name="P2"><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4"> </text:span></text:span><text:span text:style-name="k"><text:span text:style-name="T10">else</text:span></text:span><text:span text:style-name="HTML_20_Code"><text:span text:style-name="T54"> </text:span></text:span><text:span text:style-name="p"><text:span text:style-name="T34">{</text:span></text:span></text:p>
      <text:p text:style-name="P2"><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7">parseInt()</text:span></text:span></text:h>
      <text:p text:style-name="P3"><text:span text:style-name="T53">The </text:span><text:span text:style-name="HTML_20_Code"><text:span text:style-name="T45">parseInt()</text:span></text:span><text:span text:style-name="T53"> method converts a string into an integer (a whole number).</text:span></text:p>
      <text:p text:style-name="P3"><text:span text:style-name="T53">It accepts two arguments. The first argument is the string to convert. The second argument is called the </text:span><text:span text:style-name="HTML_20_Code"><text:span text:style-name="T45">radix</text:span></text:span><text:span text:style-name="T53">. This is the base number used in mathematical systems. For our use, it should always be </text:span><text:span text:style-name="HTML_20_Code"><text:span text:style-name="T45">10</text:span></text:span><text:span text:style-name="T53">.</text:span></text:p>
      <text:p text:style-name="P2"><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px'</text:span></text:span><text:span text:style-name="p"><text:span text:style-name="T34">;</text:span></text:span></text:p>
      <text:p text:style-name="P2"><text:span text:style-name="kd"><text:span text:style-name="T10">var</text:span></text:span><text:span text:style-name="HTML_20_Code"><text:span text:style-name="T54"> </text:span></text:span><text:span text:style-name="nx"><text:span text:style-name="T54">integer</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Int</text:span></text:span><text:span text:style-name="p"><text:span text:style-name="T34">(</text:span></text:span><text:span text:style-name="nx"><text:span text:style-name="T54">text</text:span></text:span><text:span text:style-name="p"><text:span text:style-name="T34">,</text:span></text:span><text:span text:style-name="HTML_20_Code"><text:span text:style-name="T54">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7">parseFloat()</text:span></text:span></text:h>
      <text:p text:style-name="P3"><text:span text:style-name="T53">The </text:span><text:span text:style-name="HTML_20_Code"><text:span text:style-name="T45">parseFloat()</text:span></text:span><text:span text:style-name="T53">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3.14someRandomStuff'</text:span></text:span><text:span text:style-name="p"><text:span text:style-name="T34">;</text:span></text:span></text:p>
      <text:p text:style-name="P2"><text:span text:style-name="kd"><text:span text:style-name="T10">var</text:span></text:span><text:span text:style-name="HTML_20_Code"><text:span text:style-name="T54"> </text:span></text:span><text:span text:style-name="nx"><text:span text:style-name="T54">pointNum</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Float</text:span></text:span><text:span text:style-name="p"><text:span text:style-name="T34">(</text:span></text:span><text:span text:style-name="nx"><text:span text:style-name="T54">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7">Number()</text:span></text:span></text:h>
      <text:p text:style-name="P3"><text:span text:style-name="T53">The </text:span><text:span text:style-name="HTML_20_Code"><text:span text:style-name="T45">Number()</text:span></text:span><text:span text:style-name="T53"> method converts a string to a number.</text:span></text:p>
      <text:p text:style-name="P3"><text:span text:style-name="T53">Sometimes it’s an integer. Other times it’s a point number. And if you pass in a string with random text in it, you’ll get </text:span><text:span text:style-name="HTML_20_Code"><text:span text:style-name="T45">NaN</text:span></text:span><text:span text:style-name="T53">, an acronym for “Not a Number.”</text:span></text:p>
      <text:p text:style-name="P3"><text:span text:style-name="T53">As a result of this inconsistency, it’s a less safe choice than </text:span><text:span text:style-name="HTML_20_Code"><text:span text:style-name="T45">parseInt()</text:span></text:span><text:span text:style-name="T53"> and </text:span><text:span text:style-name="HTML_20_Code"><text:span text:style-name="T45">parseFloat()</text:span></text:span><text:span text:style-name="T53">. If you know the format of the number you’d like, use those instead. If you want the string to fail with </text:span><text:span text:style-name="HTML_20_Code"><text:span text:style-name="T45">NaN</text:span></text:span><text:span text:style-name="T53"> if it has other characters in it, </text:span><text:span text:style-name="HTML_20_Code"><text:span text:style-name="T45">Number()</text:span></text:span><text:span text:style-name="T53">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6">'3.14someRandomStuff'</text:span></text:span><text:span text:style-name="p"><text:span text:style-name="T34">);</text:span></text:span><text:span text:style-name="HTML_20_Code"><text:span text:style-name="T54">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6">'42px'</text:span></text:span><text:span text:style-name="p"><text:span text:style-name="T34">);</text:span></text:span><text:span text:style-name="HTML_20_Code"><text:span text:style-name="T54"> </text:span></text:span><text:span text:style-name="c1"><text:span text:style-name="T34">// returns NaN</text:span></text:span></text:p>
      <text:p text:style-name="P75"/>
      <text:p text:style-name="P75">Self Invocation methods<text:span text:style-name="T125">(iife)</text:span></text:p>
      <text:h text:style-name="P124" text:outline-level="3"><text:a xlink:type="simple" xlink:href="https://en.wikipedia.org/wiki/Immediately_invoked_function_expression" text:style-name="Internet_20_link" text:visited-style-name="Visited_20_Internet_20_Link"><text:span text:style-name="T126">Immediately invoked function expression</text:span></text:a></text:h>
      <text:p text:style-name="P76"/>
      <text:p text:style-name="P34"><text:soft-page-break/><text:span text:style-name="T2">(</text:span><text:span text:style-name="T1">function</text:span><text:span text:style-name="T2"> </text:span><text:span text:style-name="T6">ishan</text:span><text:span text:style-name="T2">() {</text:span></text:p>
      <text:p text:style-name="P34"><text:span text:style-name="T2">  </text:span><text:span text:style-name="T5">console</text:span><text:span text:style-name="T2">.</text:span><text:span text:style-name="T6">log</text:span><text:span text:style-name="T2">(</text:span><text:span text:style-name="T7">"hi i am ishan"</text:span><text:span text:style-name="T2">);</text:span></text:p>
      <text:p text:style-name="P37">})();</text:p>
      <text:p text:style-name="P37"/>
      <text:p text:style-name="P37"/>
      <text:p text:style-name="P38"><text:span text:style-name="T144">//</text:span><text:span text:style-name="T146">method </text:span><text:span text:style-name="T145">name is not essential for iife</text:span></text:p>
      <text:p text:style-name="P49">(<text:span text:style-name="T103">function</text:span> () { <text:span text:style-name="T107">console</text:span>.<text:span text:style-name="T111">log</text:span>(<text:span text:style-name="T122">"</text:span><text:span text:style-name="T119">iife-immediately invoken functional expression </text:span><text:span text:style-name="T122">"</text:span>); })();</text:p>
      <text:p text:style-name="P49"/>
      <text:p text:style-name="P37"/>
      <text:p text:style-name="P37"/>
      <text:p text:style-name="P37">//<text:span text:style-name="T125">u can give parameter tooo</text:span></text:p>
      <text:p text:style-name="P54">(<text:span text:style-name="T103">function</text:span> (<text:span text:style-name="T105">param</text:span>) {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 })(<text:span text:style-name="T122">"</text:span><text:span text:style-name="T119"> awsome</text:span><text:span text:style-name="T122">"</text:span>);</text:p>
      <text:p text:style-name="P54"/>
      <text:p text:style-name="P54"/>
      <text:p text:style-name="P37">//<text:span text:style-name="T147">and this can be a arrow function </text:span></text:p>
      <text:p text:style-name="P37"/>
      <text:p text:style-name="P54">((<text:span text:style-name="T105">param</text:span>) <text:span text:style-name="T103">=&gt;</text:span>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text:span text:style-name="T122">"</text:span><text:span text:style-name="T119"> awsome now lambda</text:span><text:span text:style-name="T122">"</text:span>);</text:p>
      <text:p text:style-name="P37"/>
      <text:p text:style-name="P37"/>
      <text:p text:style-name="P37"/>
      <text:p text:style-name="P37"/>
      <text:p text:style-name="P37"/>
      <text:p text:style-name="P37"/>
      <text:p text:style-name="P75"/>
      <text:p text:style-name="P75"/>
      <text:p text:style-name="P75">Object values- get all values in object as a array</text:p>
      <text:p text:style-name="P37"/>
      <text:p text:style-name="P47">//GET ALL VALUES IN A OBJECT</text:p>
      <text:p text:style-name="P34"><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7"/>
      <text:p text:style-name="P75"><text:soft-page-break/></text:p>
      <text:p text:style-name="P75">convert Array in to a single String</text:p>
      <text:p text:style-name="P37"/>
      <text:p text:style-name="P47">//GET VALUES IN A ARRAY AS A STRING</text:p>
      <text:p text:style-name="P34"><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7"/>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7"/>
      <text:p text:style-name="P86">output</text:p>
      <text:p text:style-name="Standard">banana,cake,pineapple</text:p>
      <text:p text:style-name="Standard">bananacakepineapple</text:p>
      <text:p text:style-name="Standard">banana and cake and pineapple</text:p>
      <text:p text:style-name="Standard">ishan+123</text:p>
      <text:p text:style-name="Standard"/>
      <text:p text:style-name="P75"/>
      <text:p text:style-name="P75"/>
      <text:p text:style-name="P75">Get object entries as a array (as a key and value pair)</text:p>
      <text:p text:style-name="P37"/>
      <text:p text:style-name="P47">//get object entries as a array (as a key and value pair)</text:p>
      <text:p text:style-name="P37"/>
      <text:p text:style-name="P34"><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7"><text:soft-page-break/>//output</text:p>
      <text:p text:style-name="P47">//[ [ 'name', 'ishan' ], [ 'age', 112 ], [ 'sex', 'male' ] ]</text:p>
      <text:p text:style-name="P75"/>
      <text:p text:style-name="P75"/>
      <text:p text:style-name="P75"/>
      <text:p text:style-name="P75">Slice Trouble</text:p>
      <text:h text:style-name="P121" text:outline-level="2">Description</text:h>
      <text:p text:style-name="P31"><text:span text:style-name="HTML_20_Code"><text:span text:style-name="T13">slice()</text:span></text:span><text:span text:style-name="T18"> extracts the text from one string and returns a new string. Changes to the text in one string do not affect the other string.</text:span></text:p>
      <text:p text:style-name="P32"/>
      <text:p text:style-name="P31"><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2"/>
      <text:p text:style-name="P31"><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7"/>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9" text:outline-level="3"><text:span text:style-name="T59">Using </text:span><text:span text:style-name="HTML_20_Code"><text:span text:style-name="T60">slice()</text:span></text:span><text:span text:style-name="T59"> to create a new string</text:span></text:h>
      <text:p text:style-name="P31"><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9" text:outline-level="3"><text:span text:style-name="T59">Using </text:span><text:span text:style-name="HTML_20_Code"><text:span text:style-name="T60">slice()</text:span></text:span><text:span text:style-name="T59"> with negative indexes</text:span></text:h>
      <text:p text:style-name="P31"><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17">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17">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17">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34913033981307" text:continue-numbering="true" text:style-name="WWNum1">
        <text:list-item>
          <text:p text:style-name="P130"><text:soft-page-break/>use anfn in vs code shortcut</text:p>
        </text:list-item>
      </text:list>
      <text:p text:style-name="P77"/>
      <text:p text:style-name="P78"/>
      <text:p text:style-name="P78">This in javascript</text:p>
      <text:h text:style-name="P26" text:outline-level="2">How <text:span text:style-name="T63">this</text:span> behaves inside arrow functions</text:h>
      <text:h text:style-name="P26"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6"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7" text:outline-level="2"/>
      <text:p text:style-name="P28"><text:bookmark text:name="e32b"/><text:span text:style-name="T127">In classic function expressions, the </text:span><text:span text:style-name="Source_20_Text"><text:span text:style-name="T132">this</text:span></text:span><text:span text:style-name="T127"> keyword is bound to different values based on the </text:span><text:span text:style-name="Strong_20_Emphasis"><text:span text:style-name="Emphasis"><text:span text:style-name="T128">context</text:span></text:span></text:span><text:span text:style-name="T127"> in which the function is called. Whereas arrow functions use the value of </text:span><text:span text:style-name="Source_20_Text"><text:span text:style-name="T132">this</text:span></text:span><text:span text:style-name="T127"> in their </text:span><text:span text:style-name="Strong_20_Emphasis"><text:span text:style-name="Emphasis"><text:span text:style-name="T128">lexical scope</text:span></text:span></text:span><text:span text:style-name="T127">. This leads to very different behaviour.</text:span></text:p>
      <text:p text:style-name="P125"><text:bookmark text:name="6734"/><text:span text:style-name="T127">What’s the difference between context and scope? The context is (roughly) the </text:span><text:span text:style-name="Strong_20_Emphasis"><text:span text:style-name="Emphasis"><text:span text:style-name="T128">object</text:span></text:span></text:span><text:span text:style-name="T127"> that </text:span><text:span text:style-name="Strong_20_Emphasis"><text:span text:style-name="Emphasis"><text:span text:style-name="T128">calls</text:span></text:span></text:span><text:span text:style-name="T127"> the function. And the scope is all the </text:span><text:span text:style-name="Strong_20_Emphasis"><text:span text:style-name="Emphasis"><text:span text:style-name="T128">variables</text:span></text:span></text:span><text:span text:style-name="T127"> visible to a </text:span><text:soft-page-break/><text:span text:style-name="T127">function </text:span><text:span text:style-name="Strong_20_Emphasis"><text:span text:style-name="Emphasis"><text:span text:style-name="T128">where it is defined</text:span></text:span></text:span><text:span text:style-name="T127">. One cares about how it is called, the other cares about how it is defined.</text:span></text:p>
      <text:p text:style-name="P126"><text:bookmark text:name="4a94"/>For an example of context, consider an object which which has a method defined by a function expression:</text:p>
      <text:p text:style-name="P59"/>
      <text:p text:style-name="P60">Check this code</text:p>
      <text:p text:style-name="P61"/>
      <text:p text:style-name="P50"><text:span text:style-name="T103">function</text:span> <text:span text:style-name="T149">x</text:span>() {</text:p>
      <text:p text:style-name="P50"><text:span text:style-name="T107">console</text:span>.<text:span text:style-name="T111">log</text:span>(<text:span text:style-name="T122">"</text:span><text:span text:style-name="T119">x is called and this binded is: </text:span><text:span text:style-name="T122">"</text:span> <text:span text:style-name="T103">+</text:span> <text:span text:style-name="T108">this</text:span>.name);</text:p>
      <text:p text:style-name="P50">}</text:p>
      <text:p text:style-name="P94"/>
      <text:p text:style-name="P50"><text:span text:style-name="T103">let</text:span> obj <text:span text:style-name="T103">=</text:span> {</text:p>
      <text:p text:style-name="P50">name<text:span text:style-name="T103">:</text:span> <text:span text:style-name="T122">"</text:span><text:span text:style-name="T119">ishan</text:span><text:span text:style-name="T122">"</text:span>,</text:p>
      <text:p text:style-name="P50"/>
      <text:p text:style-name="P57">//old way declaring methods</text:p>
      <text:p text:style-name="P50"><text:span text:style-name="T149">m1</text:span><text:span text:style-name="T103">:</text:span> <text:span text:style-name="T103">function</text:span> () {</text:p>
      <text:p text:style-name="P35"><text:span text:style-name="T109">console</text:span><text:span text:style-name="T148">.</text:span><text:span text:style-name="T113">log</text:span><text:span text:style-name="T148">(</text:span><text:span text:style-name="T123">"</text:span><text:span text:style-name="T120">m1 method</text:span><text:span text:style-name="T123">"</text:span><text:span text:style-name="T148">);</text:span></text:p>
      <text:p text:style-name="P50"><text:span text:style-name="T107">console</text:span>.<text:span text:style-name="T111">log</text:span>(<text:span text:style-name="T108">this</text:span>.name);</text:p>
      <text:p text:style-name="P50">},</text:p>
      <text:p text:style-name="P50"/>
      <text:p text:style-name="P57">//new way of declaring methods good nice way</text:p>
      <text:p text:style-name="P50"><text:span text:style-name="T149">m2</text:span>() {</text:p>
      <text:p text:style-name="P50"><text:span text:style-name="T107">console</text:span>.<text:span text:style-name="T111">log</text:span>(<text:span text:style-name="T122">"</text:span><text:span text:style-name="T119">m2 method</text:span><text:span text:style-name="T122">"</text:span>);</text:p>
      <text:p text:style-name="P50"><text:span text:style-name="T107">console</text:span>.<text:span text:style-name="T111">log</text:span>(<text:span text:style-name="T108">this</text:span>.name);</text:p>
      <text:p text:style-name="P50">},</text:p>
      <text:p text:style-name="P50"/>
      <text:p text:style-name="P50"><text:span text:style-name="T149">m3</text:span>() {</text:p>
      <text:p text:style-name="P50"><text:span text:style-name="T107">console</text:span>.<text:span text:style-name="T111">log</text:span>(<text:span text:style-name="T122">"</text:span><text:span text:style-name="T119">m3 method</text:span><text:span text:style-name="T122">"</text:span>);</text:p>
      <text:p text:style-name="P57">//remember the rules</text:p>
      <text:p text:style-name="P57">// When this is called from a function, it refers to the global objet (usually Window).</text:p>
      <text:p text:style-name="P35"/>
      <text:p text:style-name="P57">// When this is called from a method, it refers to the owner object (ie. the current object in which you are using the method).</text:p>
      <text:p text:style-name="P35"/>
      <text:p text:style-name="P57">// But th<text:span text:style-name="T151">e</text:span> special arrow functions use the value of this in their lexical scope. </text:p>
      <text:p text:style-name="P94"/>
      <text:p text:style-name="P57"><text:soft-page-break/>//this x is still a function not a method so its binded to global object</text:p>
      <text:p text:style-name="P57">// if we want to make this x a method in our object we must </text:p>
      <text:p text:style-name="P35"><text:span text:style-name="T152">//assign as m4:x, as we have done </text:span><text:span text:style-name="T153">in m4 method</text:span><text:span text:style-name="T154"> (add x <text:s/>function as a method to obj)</text:span></text:p>
      <text:p text:style-name="P50"><text:span text:style-name="T149">x</text:span>();</text:p>
      <text:p text:style-name="P50">},</text:p>
      <text:p text:style-name="P50"><text:span text:style-name="T149">m4</text:span><text:span text:style-name="T103">:</text:span> <text:span text:style-name="T149">x</text:span></text:p>
      <text:p text:style-name="P50">};</text:p>
      <text:p text:style-name="P94"/>
      <text:p text:style-name="P57">//cant even view that shitty large object so i add name var to global</text:p>
      <text:p text:style-name="P50">global.name <text:span text:style-name="T103">=</text:span> <text:span text:style-name="T122">"</text:span><text:span text:style-name="T119">global</text:span><text:span text:style-name="T122">"</text:span>;</text:p>
      <text:p text:style-name="P92"><text:line-break/></text:p>
      <text:p text:style-name="P50">obj.<text:span text:style-name="T149">m1</text:span>();</text:p>
      <text:p text:style-name="P50">obj.<text:span text:style-name="T149">m2</text:span>();</text:p>
      <text:p text:style-name="P50">obj.<text:span text:style-name="T149">m3</text:span>();</text:p>
      <text:p text:style-name="P35"/>
      <text:p text:style-name="P50"><text:span text:style-name="T112">console</text:span>.<text:span text:style-name="T111">log</text:span>(<text:span text:style-name="T122">"</text:span><text:span text:style-name="T119">calling x method of </text:span><text:span text:style-name="T122">"</text:span>);</text:p>
      <text:p text:style-name="P50">obj.<text:span text:style-name="T149">m4</text:span>();</text:p>
      <text:p text:style-name="P127"/>
      <text:p text:style-name="P128">output</text:p>
      <text:p text:style-name="P128"/>
      <text:p text:style-name="P129"><text:span text:style-name="T140">[Running]</text:span><text:span text:style-name="T141"> node "/home/ishan/Desktop/Virtusa-Training/Nodejs/MODULES/this.js"</text:span></text:p>
      <text:p text:style-name="P51">m1 method</text:p>
      <text:p text:style-name="P51">ishan</text:p>
      <text:p text:style-name="P51">m2 method</text:p>
      <text:p text:style-name="P51">ishan</text:p>
      <text:p text:style-name="P51">m3 method</text:p>
      <text:p text:style-name="P51">x is called and this binded is: global</text:p>
      <text:p text:style-name="P51">calling x method of </text:p>
      <text:p text:style-name="P51">x is called and this binded is: ishan</text:p>
      <text:p text:style-name="P128"/>
      <text:p text:style-name="P127"/>
      <text:p text:style-name="P18"><text:span text:style-name="T66">Above is normal functions but here is arrow functions which bind this according to not who calls but where it </text:span><text:span text:style-name="T36">defined (and <text:s/></text:span><text:span text:style-name="T142">Arrow functions do not bind their </text:span><text:soft-page-break/><text:span text:style-name="T142">own </text:span><text:span text:style-name="Source_20_Text"><text:span text:style-name="T143">this</text:span></text:span><text:span text:style-name="T142">,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and <text:s/></text:span><text:span text:style-name="T136">In the top-level code in a Node module, </text:span><text:span text:style-name="Source_20_Text"><text:span text:style-name="T138">this</text:span></text:span><text:span text:style-name="T139"> </text:span><text:span text:style-name="T136">is equivalent to </text:span><text:span text:style-name="Source_20_Text"><text:span text:style-name="T138">module.exports</text:span></text:span><text:span text:style-name="T136">.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5">functions</text:span> <text:s/>in node</text:p>
      <text:p text:style-name="P17"/>
      <text:p text:style-name="P36"><text:span text:style-name="T104">const</text:span><text:span text:style-name="T148"> </text:span><text:span text:style-name="T109">obj</text:span><text:span text:style-name="T148"> </text:span><text:span text:style-name="T104">=</text:span><text:span text:style-name="T148"> {</text:span></text:p>
      <text:p text:style-name="P36"><text:span text:style-name="T148">name</text:span><text:span text:style-name="T104">:</text:span><text:span text:style-name="T148"> </text:span><text:span text:style-name="T123">"</text:span><text:span text:style-name="T120">local ishan</text:span><text:span text:style-name="T123">"</text:span><text:span text:style-name="T148">,</text:span></text:p>
      <text:p text:style-name="P62"/>
      <text:p text:style-name="P36"><text:span text:style-name="T150">m1</text:span><text:span text:style-name="T148">() {</text:span><text:span text:style-name="T109">console</text:span><text:span text:style-name="T148">.</text:span><text:span text:style-name="T113">log</text:span><text:span text:style-name="T148">(</text:span><text:span text:style-name="T120">`access from m1 method - </text:span><text:span text:style-name="T104">${</text:span><text:span text:style-name="T110">this</text:span><text:span text:style-name="T148">.name</text:span><text:span text:style-name="T104">}</text:span><text:span text:style-name="T120">`</text:span><text:span text:style-name="T148">);},</text:span></text:p>
      <text:p text:style-name="P52"><text:span text:style-name="T149">m2</text:span><text:span text:style-name="T103">:</text:span> () <text:span text:style-name="T103">=&gt;</text:span> {<text:span text:style-name="T107">console</text:span>.<text:span text:style-name="T111">log</text:span>(<text:span text:style-name="T119">`access from m2 method - </text:span><text:span text:style-name="T103">${</text:span><text:span text:style-name="T108">this</text:span>.name<text:span text:style-name="T103">}</text:span><text:span text:style-name="T119">`</text:span>);},</text:p>
      <text:p text:style-name="P52"><text:span text:style-name="T149">m3</text:span><text:span text:style-name="T103">:</text:span> <text:span text:style-name="T105">_</text:span> <text:span text:style-name="T103">=&gt;</text:span> <text:span text:style-name="T107">console</text:span>.<text:span text:style-name="T111">log</text:span>(<text:span text:style-name="T119">`access from m3 arrow function </text:span><text:span text:style-name="T103">${</text:span><text:span text:style-name="T108">this</text:span>.name<text:span text:style-name="T103">}</text:span><text:span text:style-name="T119">`</text:span>)</text:p>
      <text:p text:style-name="P52">};</text:p>
      <text:p text:style-name="P95"/>
      <text:p text:style-name="P52">global.name <text:span text:style-name="T103">=</text:span> <text:span text:style-name="T122">"</text:span><text:span text:style-name="T119">global ishan</text:span><text:span text:style-name="T122">"</text:span>;</text:p>
      <text:p text:style-name="P52"><text:span text:style-name="T112">exports</text:span>.name <text:span text:style-name="T103">=</text:span> <text:span text:style-name="T122">"</text:span><text:span text:style-name="T119">export module ishan</text:span><text:span text:style-name="T122">"</text:span>;</text:p>
      <text:p text:style-name="P95"/>
      <text:p text:style-name="P52"><text:span text:style-name="T107">obj</text:span>.<text:span text:style-name="T149">m1</text:span>();</text:p>
      <text:p text:style-name="P52"><text:span text:style-name="T107">obj</text:span>.<text:span text:style-name="T149">m2</text:span>();</text:p>
      <text:p text:style-name="P58">//this m3 arrow function going to give export because its define in exoprt this scope </text:p>
      <text:p text:style-name="P58">//it seems it define in object but really it look like this the m4 function</text:p>
      <text:p text:style-name="P58">//obj.m3=_=&gt;console.log(`access from m3 arrow function ${this.name}`) m3 aslo inner defined like this</text:p>
      <text:p text:style-name="P52"><text:span text:style-name="T107">obj</text:span>.<text:span text:style-name="T149">m4</text:span> <text:span text:style-name="T103">=</text:span> <text:span text:style-name="T105">_</text:span> <text:span text:style-name="T103">=&gt;</text:span> <text:span text:style-name="T107">console</text:span>.<text:span text:style-name="T111">log</text:span>(<text:span text:style-name="T119">`acces from m4 from this- </text:span><text:span text:style-name="T103">${</text:span><text:span text:style-name="T108">this</text:span>.name<text:span text:style-name="T103">}</text:span><text:span text:style-name="T119">`</text:span>);</text:p>
      <text:p text:style-name="P52"><text:span text:style-name="T107">obj</text:span>.<text:span text:style-name="T149">m3</text:span>();</text:p>
      <text:p text:style-name="P36"><text:span text:style-name="T109">obj</text:span><text:span text:style-name="T148">.</text:span><text:span text:style-name="T150">m4</text:span><text:span text:style-name="T148">();</text:span></text:p>
      <text:p text:style-name="P58">//this is a special thing node specially binds this for normal functions </text:p>
      <text:p text:style-name="P58">//but top level code in node have module.export as "this"</text:p>
      <text:p text:style-name="P58">//so in arrow functions it get the this from where it defined </text:p>
      <text:p text:style-name="P52">(<text:span text:style-name="T103">function</text:span> () {</text:p>
      <text:p text:style-name="P52"><text:span text:style-name="T107">console</text:span>.<text:span text:style-name="T111">log</text:span>(<text:span text:style-name="T119">`access from iife normal function - </text:span><text:span text:style-name="T103">${</text:span><text:span text:style-name="T108">this</text:span>.name<text:span text:style-name="T103">}</text:span><text:span text:style-name="T119">`</text:span>)</text:p>
      <text:p text:style-name="P52">})();</text:p>
      <text:p text:style-name="P36"/>
      <text:p text:style-name="P36"><text:span text:style-name="T148">(</text:span><text:span text:style-name="T106">_</text:span><text:span text:style-name="T148"> </text:span><text:span text:style-name="T104">=&gt;</text:span><text:span text:style-name="T148"> </text:span><text:span text:style-name="T109">console</text:span><text:span text:style-name="T148">.</text:span><text:span text:style-name="T113">log</text:span><text:span text:style-name="T148">(</text:span><text:span text:style-name="T120">`access from iife arrow function - </text:span><text:span text:style-name="T104">${</text:span><text:span text:style-name="T110">this</text:span><text:span text:style-name="T148">.name</text:span><text:span text:style-name="T104">}</text:span><text:span text:style-name="T120">`</text:span><text:span text:style-name="T148">))();</text:span></text:p>
      <text:p text:style-name="P25">Output</text:p>
      <text:p text:style-name="P24">access from m1 method - local ishan</text:p>
      <text:p text:style-name="P53">access from m2 method - export module ishan</text:p>
      <text:p text:style-name="P48">access from m3 arrow function export module ishan</text:p>
      <text:p text:style-name="P48">acces from m4 from this- export module ishan</text:p>
      <text:p text:style-name="P48">access from iife normal function - global ishan</text:p>
      <text:p text:style-name="P48">access from iife arrow function - export module ishan</text:p>
      <text:p text:style-name="P48"><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5">let's recap how </text:span><text:span text:style-name="HTML_20_Code"><text:span text:style-name="T65">this</text:span></text:span><text:span text:style-name="T65">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7">The default: </text:span><text:span text:style-name="T64">this</text:span><text:span text:style-name="T67">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3">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9"><draw:rect text:anchor-type="as-char" style:rel-width="100%" draw:z-index="0" draw:style-name="gr1" draw:text-style-name="P146" svg:width="6.5004in" svg:height="0.0213in"><text:p/></draw:rect></text:p>
      <text:p text:style-name="P43">&lt;button id="button1" type="button"&gt;Click me!&lt;/button&gt;</text:p>
      <text:p text:style-name="P43"/>
      <text:p text:style-name="P43">// The event listener with a standard function as a callback</text:p>
      <text:p text:style-name="P43">document.getElementById('button1').addEventListener('click', function() {</text:p>
      <text:p text:style-name="P43"><text:s text:c="2"/>this.innerText = "Clicked!";</text:p>
      <text:p text:style-name="P43">})</text:p>
      <text:p text:style-name="P23">The code works perfectly, and once the button is clicked, its text changes as expected. What if we use an arrow function in this case? Suppose we write it like this:</text:p>
      <text:p text:style-name="P43">document.getElementById('button1').addEventListener('click', () =&gt; this.innerText = "Clicked!"; )</text:p>
      <text:p text:style-name="P22"><text:span text:style-name="T35">The code above doesn't work, why? Easy: because, as we said before, while in the first example, </text:span><text:span text:style-name="T68">this</text:span><text:span text:style-name="T35"> inside the standard callback function references the object on which the event occurs (the button), when we use the arrow function </text:span><text:span text:style-name="T68">this</text:span><text:span text:style-name="T35"> is inherited from the parent scope, which in this </text:span><text:soft-page-break/><text:span text:style-name="T35">case is the </text:span><text:span text:style-name="T68">window</text:span><text:span text:style-name="T35"> object. For the sake of completeness, we should say that the example above could be easily fixed to work with an arrow function:</text:span></text:p>
      <text:p text:style-name="P43">document.getElementById('button1').addEventListener('click', event =&gt; event.target.innerText = "Clicked!"; )</text:p>
      <text:p text:style-name="P22"><text:span text:style-name="T35">This time the code works because we didn't use </text:span><text:span text:style-name="T68">this</text:span><text:span text:style-name="T35"> to reference the button, but we let our function accept one argument, which is </text:span><text:span text:style-name="T68">event</text:span><text:span text:style-name="T35">. In the function body we used </text:span><text:span text:style-name="T68">event.target</text:span><text:span text:style-name="T35"> to reference the object which dispatched the event.</text:span></text:p>
      <text:p text:style-name="P23">For the same reason we mentioned above, arrow functions cannot be used as object methods or prototype methods:</text:p>
      <text:p text:style-name="P43">// Arrow functions don't work as object methods...</text:p>
      <text:p text:style-name="P43">const object1 = {</text:p>
      <text:p text:style-name="P43"><text:s text:c="2"/>i: 1000,</text:p>
      <text:p text:style-name="P43"><text:s text:c="2"/>foo: () =&gt; console.log(`the value of i is ${this.i}`)</text:p>
      <text:p text:style-name="P43">}</text:p>
      <text:p text:style-name="P43"/>
      <text:p text:style-name="P43">object1.foo()</text:p>
      <text:p text:style-name="P43">the value of i is undefined</text:p>
      <text:p text:style-name="P43"/>
      <text:p text:style-name="P43">// ...and they don't not work as prototype methods.</text:p>
      <text:p text:style-name="P43">const Person = function(name, age) {</text:p>
      <text:p text:style-name="P43"><text:s text:c="2"/>this.name = name;</text:p>
      <text:p text:style-name="P43"><text:s text:c="2"/>this.age = age;</text:p>
      <text:p text:style-name="P43">}</text:p>
      <text:p text:style-name="P43"/>
      <text:p text:style-name="P43">Person.prototype.introduce = () =&gt; console.log(`My name is ${this.name} and I am ${this.age} years old`);</text:p>
      <text:p text:style-name="P43">const jack = new Person('Jack', 100);</text:p>
      <text:p text:style-name="P43"/>
      <text:p text:style-name="P43">jack.name</text:p>
      <text:p text:style-name="P43">'Jack'</text:p>
      <text:p text:style-name="P43"/>
      <text:p text:style-name="P43">jack.age</text:p>
      <text:p text:style-name="P43">100</text:p>
      <text:p text:style-name="P43"/>
      <text:p text:style-name="P43">jack.introduce()</text:p>
      <text:p text:style-name="P43">My name is undefined and I am undefined years old</text:p>
      <text:p text:style-name="P43"/>
      <text:p text:style-name="P43"/>
      <text:p text:style-name="P43"/>
      <text:p text:style-name="P43"/>
      <text:p text:style-name="P45"/>
      <text:p text:style-name="P44"><text:span text:style-name="Strong_20_Emphasis"><text:span text:style-name="T134">When </text:span></text:span><text:span text:style-name="Strong_20_Emphasis"><text:span text:style-name="Source_20_Text"><text:span text:style-name="T137">this</text:span></text:span></text:span><text:span text:style-name="Strong_20_Emphasis"><text:span text:style-name="T134"> is called from a function, it refers to the global objet (usually </text:span></text:span><text:span text:style-name="Strong_20_Emphasis"><text:span text:style-name="Source_20_Text"><text:span text:style-name="T137">Window</text:span></text:span></text:span><text:span text:style-name="Strong_20_Emphasis"><text:span text:style-name="T134">).</text:span></text:span></text:p>
      <text:p text:style-name="P44"><text:soft-page-break/><text:span text:style-name="Strong_20_Emphasis"><text:span text:style-name="T134"><text:line-break/>When </text:span></text:span><text:span text:style-name="Strong_20_Emphasis"><text:span text:style-name="Source_20_Text"><text:span text:style-name="T137">this</text:span></text:span></text:span><text:span text:style-name="Strong_20_Emphasis"><text:span text:style-name="T134"> is called from a method, it refers to the owner object (ie. the current object in which you are using the method).</text:span></text:span></text:p>
      <text:p text:style-name="P44"><text:span text:style-name="Strong_20_Emphasis"><text:span text:style-name="T134"/></text:span></text:p>
      <text:p text:style-name="P44"><text:span text:style-name="Strong_20_Emphasis"><text:span text:style-name="T135">But this is special </text:span></text:span><text:span text:style-name="Strong_20_Emphasis"><text:span text:style-name="T129">arrow functions use the value of </text:span></text:span><text:span text:style-name="Source_20_Text"><text:span text:style-name="T133">this</text:span></text:span><text:span text:style-name="Strong_20_Emphasis"><text:span text:style-name="T129"> in their </text:span></text:span><text:span text:style-name="Emphasis"><text:span text:style-name="T131">lexical scope</text:span></text:span><text:span text:style-name="Strong_20_Emphasis"><text:span text:style-name="T129">. </text:span></text:span></text:p>
      <text:p text:style-name="P44"/>
      <text:p text:style-name="P44"><text:span text:style-name="Strong_20_Emphasis"><text:span text:style-name="T130">See this example</text:span></text:span></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8"><text:soft-page-break/>Stringify replacer</text:p>
      <text:p text:style-name="P34"><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4"><text:span text:style-name="T2">  </text:span><text:span text:style-name="T51">// Filtering out properties</text:span></text:p>
      <text:p text:style-name="P34"><text:span text:style-name="T2">  </text:span><text:span text:style-name="T52">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4"><text:span text:style-name="T2">    </text:span><text:span text:style-name="T52">return</text:span><text:span text:style-name="T2"> </text:span><text:span text:style-name="T1">undefined</text:span><text:span text:style-name="T2">;</text:span></text:p>
      <text:p text:style-name="P37">  }</text:p>
      <text:p text:style-name="P34"><text:span text:style-name="T2">  </text:span><text:span text:style-name="T52">return</text:span><text:span text:style-name="T2"> </text:span><text:span text:style-name="T3">value</text:span><text:span text:style-name="T2">;</text:span></text:p>
      <text:p text:style-name="P37">}</text:p>
      <text:p text:style-name="P37"/>
      <text:p text:style-name="P34"><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4"><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7">// '{"week":45,"month":7}'</text:p>
      <text:p text:style-name="P37"/>
      <text:p text:style-name="P47">//or</text:p>
      <text:p text:style-name="P34"><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7">// '{"week":45,"month":7}', only keep "week" and "month" properties</text:p>
      <text:p text:style-name="P78"/>
      <text:p text:style-name="P78">hasOwnProperty</text:p>
      <text:p text:style-name="P79">const object1 = new Object();</text:p>
      <text:p text:style-name="P79">object1.property1 = 42;</text:p>
      <text:p text:style-name="P79"/>
      <text:p text:style-name="P79">console.log(object1.hasOwnProperty('property1'));</text:p>
      <text:p text:style-name="P79">// expected output: true</text:p>
      <text:p text:style-name="P79"/>
      <text:p text:style-name="P79">console.log(object1.hasOwnProperty('toString'));</text:p>
      <text:p text:style-name="P79"><text:soft-page-break/>// expected output: false</text:p>
      <text:p text:style-name="P79"/>
      <text:p text:style-name="P79">console.log(object1.hasOwnProperty('hasOwnProperty'));</text:p>
      <text:p text:style-name="P79">// expected output: false</text:p>
      <text:h text:style-name="P138" text:outline-level="2">Get Unique Values of an Array</text:h>
      <text:p text:style-name="P22"><text:span text:style-name="T35">Getting an </text:span><text:a xlink:type="simple" xlink:href="https://davidwalsh.name/array-unique" text:style-name="Standard" text:visited-style-name="Standard"><text:span text:style-name="T69">array of unique values</text:span></text:a><text:span text:style-name="T35"> is probably easier than you think:</text:span></text:p>
      <text:p text:style-name="P43">var j = [...new Set([1, 2, 3, 3])]</text:p>
      <text:p text:style-name="P43">&gt;&gt; [1, 2, 3]</text:p>
      <text:p text:style-name="P22"><text:span text:style-name="T35">I love the mixture of rest expression and </text:span><text:span text:style-name="T68">Set</text:span><text:span text:style-name="T35">!</text:span></text:p>
      <text:h text:style-name="P138" text:outline-level="2">Array and Boolean</text:h>
      <text:p text:style-name="P22"><text:span text:style-name="T35">Ever need to </text:span><text:a xlink:type="simple" xlink:href="https://davidwalsh.name/array-boolean" text:style-name="Standard" text:visited-style-name="Standard"><text:span text:style-name="T69">filter falsy values</text:span></text:a><text:span text:style-name="T35"> (</text:span><text:span text:style-name="T68">0</text:span><text:span text:style-name="T35">, </text:span><text:span text:style-name="T68">undefined</text:span><text:span text:style-name="T35">, </text:span><text:span text:style-name="T68">null</text:span><text:span text:style-name="T35">, </text:span><text:span text:style-name="T68">false</text:span><text:span text:style-name="T35">, etc.) out of an array? You may not have known this trick:</text:span></text:p>
      <text:p text:style-name="P43">myArray</text:p>
      <text:p text:style-name="P43"><text:s text:c="4"/>.map(item =&gt; {</text:p>
      <text:p text:style-name="P43"><text:s text:c="8"/>// ...</text:p>
      <text:p text:style-name="P43"><text:s text:c="4"/>})</text:p>
      <text:p text:style-name="P43"><text:s text:c="4"/>// Get rid of bad values</text:p>
      <text:p text:style-name="P43"><text:s text:c="4"/>.filter(Boolean);</text:p>
      <text:p text:style-name="P22"><text:span text:style-name="T35">Just pass </text:span><text:span text:style-name="T68">Boolean</text:span><text:span text:style-name="T35"> and all those falsy value go away!</text:span></text:p>
      <text:h text:style-name="P138" text:outline-level="2">Create Empty Objects</text:h>
      <text:p text:style-name="P22"><text:span text:style-name="T35">Sure you can create an object that seems empty with </text:span><text:span text:style-name="T68">{}</text:span><text:span text:style-name="T35">, but that object still has a </text:span><text:span text:style-name="T68">__proto__</text:span><text:span text:style-name="T35"> and the usual </text:span><text:span text:style-name="T68">hasOwnProperty</text:span><text:span text:style-name="T35"> and other object methods. There is a way, however, to </text:span><text:a xlink:type="simple" xlink:href="https://davidwalsh.name/object-create-null" text:style-name="Standard" text:visited-style-name="Standard"><text:span text:style-name="T69">create a pure "dictionary" object</text:span></text:a><text:span text:style-name="T35">:</text:span></text:p>
      <text:p text:style-name="P43">let dict = Object.create(null);</text:p>
      <text:p text:style-name="P43"/>
      <text:p text:style-name="P43">// dict.__proto__ === "undefined"</text:p>
      <text:p text:style-name="P43">// No object properties exist until you add them</text:p>
      <text:p text:style-name="P23">There are absolutely no keys or methods on that object that you don't put there!</text:p>
      <text:h text:style-name="P138" text:outline-level="2">Merge Objects</text:h>
      <text:p text:style-name="P22"><text:soft-page-break/><text:span text:style-name="T35">The need to </text:span><text:a xlink:type="simple" xlink:href="https://davidwalsh.name/merge-objects" text:style-name="Standard" text:visited-style-name="Standard"><text:span text:style-name="T69">merge multiple objects</text:span></text:a><text:span text:style-name="T35"> in JavaScript has been around forever, especially as we started creating classes and widgets with options:</text:span></text:p>
      <text:p text:style-name="P43">const person = { name: 'David Walsh', gender: 'Male' };</text:p>
      <text:p text:style-name="P43">const tools = { computer: 'Mac', editor: 'Atom' };</text:p>
      <text:p text:style-name="P43">const attributes = { handsomeness: 'Extreme', hair: 'Brown', eyes: 'Blue' };</text:p>
      <text:p text:style-name="P43"/>
      <text:p text:style-name="P43">const summary = {...person, ...tools, ...attributes};</text:p>
      <text:p text:style-name="P43">/*</text:p>
      <text:p text:style-name="P43">Object {</text:p>
      <text:p text:style-name="P43"><text:s text:c="2"/>"computer": "Mac",</text:p>
      <text:p text:style-name="P43"><text:s text:c="2"/>"editor": "Atom",</text:p>
      <text:p text:style-name="P43"><text:s text:c="2"/>"eyes": "Blue",</text:p>
      <text:p text:style-name="P43"><text:s text:c="2"/>"gender": "Male",</text:p>
      <text:p text:style-name="P43"><text:s text:c="2"/>"hair": "Brown",</text:p>
      <text:p text:style-name="P43"><text:s text:c="2"/>"handsomeness": "Extreme",</text:p>
      <text:p text:style-name="P43"><text:s text:c="2"/>"name": "David Walsh",</text:p>
      <text:p text:style-name="P43">}</text:p>
      <text:p text:style-name="P43">*/</text:p>
      <text:p text:style-name="P23">Those three dots made the task so much easier!</text:p>
      <text:h text:style-name="P138" text:outline-level="2">Require Function Parameters</text:h>
      <text:p text:style-name="P22"><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69">requiring values</text:span></text:a><text:span text:style-name="T35"> be passed for a given argument:</text:span></text:p>
      <text:p text:style-name="P43">const isRequired = () =&gt; { throw new Error('param is required'); };</text:p>
      <text:p text:style-name="P43"/>
      <text:p text:style-name="P43">const hello = (name = isRequired()) =&gt; { console.log(`hello ${name}`) };</text:p>
      <text:p text:style-name="P43"/>
      <text:p text:style-name="P43">// This will throw an error because no name is provided</text:p>
      <text:p text:style-name="P43">hello();</text:p>
      <text:p text:style-name="P43"/>
      <text:p text:style-name="P43">// This will also throw an error</text:p>
      <text:p text:style-name="P43">hello(undefined);</text:p>
      <text:p text:style-name="P43"/>
      <text:p text:style-name="P43">// These are good!</text:p>
      <text:p text:style-name="P43">hello(null);</text:p>
      <text:p text:style-name="P43">hello('David');</text:p>
      <text:p text:style-name="P23">That's some next level validation and JavaScript usage!</text:p>
      <text:h text:style-name="P138" text:outline-level="2">Destructuring Aliases</text:h>
      <text:p text:style-name="P22"><text:a xlink:type="simple" xlink:href="https://davidwalsh.name/destructuring-alias" text:style-name="Standard" text:visited-style-name="Standard"><text:span text:style-name="T69">Destructuring</text:span></text:a><text:span text:style-name="T35"> is a very welcomed addition to JavaScript but sometimes we'd prefer to refer to those properties by another name, so we can take advantage of aliases:</text:span></text:p>
      <text:p text:style-name="P43">const obj = { x: 1 };</text:p>
      <text:p text:style-name="P43"><text:soft-page-break/></text:p>
      <text:p text:style-name="P43">// Grabs obj.x as { x }</text:p>
      <text:p text:style-name="P43">const { x } = obj;</text:p>
      <text:p text:style-name="P43"/>
      <text:p text:style-name="P43">// Grabs obj.x as { otherName }</text:p>
      <text:p text:style-name="P43">const { x: otherName } = obj;</text:p>
      <text:p text:style-name="P23">Useful for avoiding naming conflicts with existing variables!</text:p>
      <text:h text:style-name="P138" text:outline-level="2">Get Query String Parameters</text:h>
      <text:p text:style-name="P22"><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0">URLSearchParams</text:span></text:a><text:span text:style-name="T35"> API:</text:span></text:p>
      <text:p text:style-name="P43">// Assuming "?post=1234&amp;action=edit"</text:p>
      <text:p text:style-name="P43"/>
      <text:p text:style-name="P43">var urlParams = new URLSearchParams(window.location.search);</text:p>
      <text:p text:style-name="P43"/>
      <text:p text:style-name="P43">console.log(urlParams.has('post')); // true</text:p>
      <text:p text:style-name="P43">console.log(urlParams.get('action')); // "edit"</text:p>
      <text:p text:style-name="P43">console.log(urlParams.getAll('action')); // ["edit"]</text:p>
      <text:p text:style-name="P43">console.log(urlParams.toString()); // "?post=1234&amp;action=edit"</text:p>
      <text:p text:style-name="P43">console.log(urlParams.append('active', '1')); // "?post=1234&amp;action=edit&amp;active=1"</text:p>
      <text:p text:style-name="P23">Much easier than we used to fight with!</text:p>
      <text:p text:style-name="P80"/>
      <text:p text:style-name="P80">Destructuring</text:p>
      <text:p text:style-name="P80">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0"/>
      <text:p text:style-name="P80"/>
      <text:p text:style-name="P80"/>
      <text:p text:style-name="P80"><text:soft-page-break/></text:p>
      <text:p text:style-name="P69"><text:span text:style-name="T71">In the following example, </text:span><text:span text:style-name="Strong"><text:span text:style-name="T71">swapping </text:span></text:span><text:span text:style-name="T71">has done using another variable called "temp". Therefore the code got lengthier. </text:span></text:p>
      <text:p text:style-name="P69"><text:a xlink:type="simple" xlink:href="http://tpcg.io/j8Qyg6" office:target-frame-name="_blank" xlink:show="new" text:style-name="Internet_20_link" text:visited-style-name="Visited_20_Internet_20_Link"><text:span text:style-name="T61">Live Demo</text:span></text:a></text:p>
      <text:p text:style-name="P6"><text:span text:style-name="tag"><text:span text:style-name="T73">&lt;html&gt;</text:span></text:span></text:p>
      <text:p text:style-name="P6"><text:span text:style-name="tag"><text:span text:style-name="T73">&lt;body&gt;</text:span></text:span></text:p>
      <text:p text:style-name="P6"><text:span text:style-name="tag"><text:span text:style-name="T73">&lt;script&gt;</text:span></text:span></text:p>
      <text:p text:style-name="P6"><text:span text:style-name="pln"><text:span text:style-name="T72"><text:s text:c="3"/></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tmp </text:span></text:span><text:span text:style-name="pun"><text:span text:style-name="T74">=</text:span></text:span><text:span text:style-name="pln"><text:span text:style-name="T72"> a</text:span></text:span><text:span text:style-name="pun"><text:span text:style-name="T74">;</text:span></text:span></text:p>
      <text:p text:style-name="P6"><text:span text:style-name="pln"><text:span text:style-name="T72"><text:s text:c="3"/>a </text:span></text:span><text:span text:style-name="pun"><text:span text:style-name="T74">=</text:span></text:span><text:span text:style-name="pln"><text:span text:style-name="T72"> b</text:span></text:span><text:span text:style-name="pun"><text:span text:style-name="T74">;</text:span></text:span></text:p>
      <text:p text:style-name="P6"><text:span text:style-name="pln"><text:span text:style-name="T72"><text:s text:c="3"/>b </text:span></text:span><text:span text:style-name="pun"><text:span text:style-name="T74">=</text:span></text:span><text:span text:style-name="pln"><text:span text:style-name="T72"> tmp</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tag"><text:span text:style-name="T73">&lt;/script&gt;</text:span></text:span></text:p>
      <text:p text:style-name="P6"><text:span text:style-name="tag"><text:span text:style-name="T73">&lt;/body&gt;</text:span></text:span></text:p>
      <text:p text:style-name="P6"><text:span text:style-name="tag"><text:span text:style-name="T73">&lt;/html&gt;</text:span></text:span></text:p>
      <text:h text:style-name="P30" text:outline-level="3">Output</text:h>
      <text:p text:style-name="P119">Before swapping- Sachin Tendulkar</text:p>
      <text:p text:style-name="P119">After swapping- Tendulkar Sachin</text:p>
      <text:p text:style-name="P70"/>
      <text:p text:style-name="P69"><text:span text:style-name="T71">The task of </text:span><text:span text:style-name="Strong"><text:span text:style-name="T71">swapping </text:span></text:span><text:span text:style-name="T71">has become easier because of </text:span><text:span text:style-name="Strong"><text:span text:style-name="T71">destructuring</text:span></text:span><text:span text:style-name="T71">. Here we don't need to use another variable and even the code is not lengthy.</text:span></text:p>
      <text:h text:style-name="P30" text:outline-level="3">Example-2</text:h>
      <text:p text:style-name="P69"><text:span text:style-name="T71">In the following example, no </text:span><text:span text:style-name="Strong"><text:span text:style-name="T71">third variable</text:span></text:span><text:span text:style-name="T71"> is used and the </text:span><text:span text:style-name="Strong"><text:span text:style-name="T71">swapping </text:span></text:span><text:span text:style-name="T71">has done with </text:span><text:span text:style-name="Strong"><text:span text:style-name="T71">destructuring</text:span></text:span><text:span text:style-name="T71">. Here the code is much smaller than the above code.</text:span></text:p>
      <text:p text:style-name="P69"><text:soft-page-break/><text:a xlink:type="simple" xlink:href="http://tpcg.io/Fte96T" office:target-frame-name="_blank" xlink:show="new" text:style-name="Internet_20_link" text:visited-style-name="Visited_20_Internet_20_Link"><text:span text:style-name="T61">Live Demo</text:span></text:a></text:p>
      <text:p text:style-name="P6"><text:span text:style-name="tag"><text:span text:style-name="T73">&lt;html&gt;</text:span></text:span></text:p>
      <text:p text:style-name="P6"><text:span text:style-name="tag"><text:span text:style-name="T73">&lt;body&gt;</text:span></text:span></text:p>
      <text:p text:style-name="P6"><text:span text:style-name="tag"><text:span text:style-name="T73">&lt;script&gt;</text:span></text:span></text:p>
      <text:p text:style-name="P6"><text:span text:style-name="pln"><text:span text:style-name="T72">  <text:s/></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pln"><text:span text:style-name="T72"><text:s text:c="3"/></text:span></text:span><text:span text:style-name="pun"><text:span text:style-name="T74">[</text:span></text:span><text:span text:style-name="pln"><text:span text:style-name="T72">a</text:span></text:span><text:span text:style-name="pun"><text:span text:style-name="T74">,</text:span></text:span><text:span text:style-name="pln"><text:span text:style-name="T72">b</text:span></text:span><text:span text:style-name="pun"><text:span text:style-name="T74">]</text:span></text:span><text:span text:style-name="pln"><text:span text:style-name="T72"> </text:span></text:span><text:span text:style-name="pun"><text:span text:style-name="T74">=</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span text:style-name="pln"><text:span text:style-name="T72">a</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tag"><text:span text:style-name="T73">&lt;/script&gt;</text:span></text:span></text:p>
      <text:p text:style-name="P6"><text:span text:style-name="tag"><text:span text:style-name="T73">&lt;/body&gt;</text:span></text:span></text:p>
      <text:p text:style-name="P6"><text:span text:style-name="tag"><text:span text:style-name="T73">&lt;/html&gt;</text:span></text:span></text:p>
      <text:h text:style-name="P30" text:outline-level="3">Output</text:h>
      <text:p text:style-name="P119">Before swapping- Sachin Tendulkar</text:p>
      <text:p text:style-name="P119">After swapping- Tendulkar Sachin</text:p>
      <text:p text:style-name="P80"/>
      <text:p text:style-name="P80"/>
      <text:p text:style-name="P80"/>
      <text:p text:style-name="P80"/>
      <text:p text:style-name="P80"/>
      <text:p text:style-name="P80"/>
      <text:p text:style-name="P80"><text:soft-page-break/></text:p>
      <text:p text:style-name="P80"/>
      <text:p text:style-name="P40"><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39" text:outline-level="2">Syntax</text:h>
      <text:p text:style-name="P63"><text:span text:style-name="T8">let</text:span><text:span text:style-name="T11"> a</text:span><text:span text:style-name="T25">,</text:span><text:span text:style-name="T11"> b</text:span><text:span text:style-name="T25">,</text:span><text:span text:style-name="T11"> rest</text:span><text:span text:style-name="T25">;</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4"/>
      <text:p text:style-name="P63"><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4"/>
      <text:p text:style-name="P66">// Stage 4(finished) proposal</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39" text:outline-level="2"><text:soft-page-break/>Description</text:h>
      <text:p text:style-name="P40"><text:span text:style-name="T19">The object and array literal expressions provide an easy way to create </text:span><text:span text:style-name="T21">ad hoc</text:span><text:span text:style-name="T19"> packages of data.</text:span></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18">The destructuring assignment uses similar syntax, but on the left-hand side of the assignment to define what values to unpack from the sourced variable.</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3"><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3"><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18">This capability is similar to features present in languages such as Perl and Python.</text:p>
      <text:h text:style-name="P139" text:outline-level="2">Array destructuring</text:h>
      <text:h text:style-name="P140" text:outline-level="3">Basic variable assignment</text:h>
      <text:p text:style-name="P63"><text:span text:style-name="T8">const</text:span><text:span text:style-name="T11"> foo </text:span><text:span text:style-name="T27">=</text:span><text:span text:style-name="T11"> </text:span><text:span text:style-name="T25">[</text:span><text:span text:style-name="T58">'one'</text:span><text:span text:style-name="T25">,</text:span><text:span text:style-name="T11"> </text:span><text:span text:style-name="T58">'two'</text:span><text:span text:style-name="T25">,</text:span><text:span text:style-name="T11"> </text:span><text:span text:style-name="T58">'three'</text:span><text:span text:style-name="T25">];</text:span></text:p>
      <text:p text:style-name="P64"/>
      <text:p text:style-name="P63"><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3"><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3"><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3"><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40" text:outline-level="3">Assignment separate from declaration</text:h>
      <text:p text:style-name="P118">A variable can be assigned its value via destructuring separate from the variable's declaration.</text:p>
      <text:p text:style-name="P63"><text:soft-page-break/><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0" text:outline-level="3">Default values</text:h>
      <text:p text:style-name="P40"><text:span text:style-name="T19">A variable can be assigned a default, in the case that the value unpacked from the array is </text:span><text:span text:style-name="T14">undefined</text:span><text:span text:style-name="T19">.</text:spa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40" text:outline-level="3">Swapping variables</text:h>
      <text:p text:style-name="P118">Two variables values can be swapped in one destructuring expression.</text:p>
      <text:p text:style-name="P40"><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8">XOR-swap trick</text:span></text:a><text:span text:style-name="T19">).</text:span></text:p>
      <text:p text:style-name="P63"><text:span text:style-name="T8">let</text:span><text:span text:style-name="T11"> a </text:span><text:span text:style-name="T27">=</text:span><text:span text:style-name="T11"> </text:span><text:span text:style-name="T29">1</text:span><text:span text:style-name="T25">;</text:span></text:p>
      <text:p text:style-name="P63"><text:span text:style-name="T8">let</text:span><text:span text:style-name="T11"> b </text:span><text:span text:style-name="T27">=</text:span><text:span text:style-name="T11"> </text:span><text:span text:style-name="T29">3</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4"/>
      <text:p text:style-name="P63"><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3"><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3"><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4"/>
      <text:h text:style-name="P140" text:outline-level="3">Parsing an array returned from a function</text:h>
      <text:p text:style-name="P118">It's always been possible to return an array from a function. Destructuring can make working with an array return value more concise.</text:p>
      <text:p text:style-name="P40"><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5">}</text:p>
      <text:p text:style-name="P64"/>
      <text:p text:style-name="P63"><text:span text:style-name="T8">let</text:span><text:span text:style-name="T11"> a</text:span><text:span text:style-name="T25">,</text:span><text:span text:style-name="T11"> b</text:span><text:span text:style-name="T25">;</text:span><text:span text:style-name="T11"> </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0" text:outline-level="3">Ignoring some returned values</text:h>
      <text:p text:style-name="P118">You can ignore return values that you're not interested i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5">}</text:p>
      <text:p text:style-name="P64"/>
      <text:p text:style-name="P63"><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18">You can also ignore all returned values:</text:p>
      <text:p text:style-name="P63"><text:span text:style-name="T25">[,,]</text:span><text:span text:style-name="T11"> </text:span><text:span text:style-name="T27">=</text:span><text:span text:style-name="T11"> </text:span><text:span text:style-name="T23">f</text:span><text:span text:style-name="T25">();</text:span></text:p>
      <text:h text:style-name="P140" text:outline-level="3">Assigning the rest of an array to a variable</text:h>
      <text:p text:style-name="P118">When destructuring an array, you can unpack and assign the remaining part of it to a variable using the rest pattern:</text:p>
      <text:p text:style-name="P63"><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0"><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79">SyntaxError</text:span></text:a><text:span text:style-name="T19"> will be thrown if a trailing comma is used on the left-hand side with a rest element:</text:span></text:p>
      <text:p text:style-name="P67"><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 SyntaxError: rest element may not have a trailing comma</text:p>
      <text:h text:style-name="P140" text:outline-level="3">Unpacking values from a regular expression match</text:h>
      <text:p text:style-name="P40"><text:span text:style-name="T19">When the regular expression </text:span><text:a xlink:type="simple" xlink:href="https://developer.mozilla.org/en-US/docs/Web/JavaScript/Reference/Global_Objects/RegExp/exec" text:style-name="Standard" text:visited-style-name="Standard"><text:span text:style-name="T80">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3"><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3"><text:span text:style-name="T11"><text:s text:c="2"/></text:span><text:span text:style-name="T8">const</text:span><text:span text:style-name="T11"> parsedURL </text:span><text:span text:style-name="T27">=</text:span><text:span text:style-name="T11"> </text:span><text:span text:style-name="T81">/^(\w+)\:\/\/([^\/]+)\/(.*)$/</text:span><text:span text:style-name="T25">.</text:span><text:span text:style-name="T23">exec</text:span><text:span text:style-name="T25">(</text:span><text:span text:style-name="T11">url</text:span><text:span text:style-name="T25">);</text:span></text:p>
      <text:p text:style-name="P63"><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3"><text:span text:style-name="T11"><text:s text:c="4"/></text:span><text:span text:style-name="T8">return</text:span><text:span text:style-name="T11"> </text:span><text:span text:style-name="T29">false</text:span><text:span text:style-name="T25">;</text:span></text:p>
      <text:p text:style-name="P63"><text:span text:style-name="T11"><text:s text:c="2"/></text:span><text:span text:style-name="T25">}</text:span></text:p>
      <text:p text:style-name="P63"><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4"/>
      <text:p text:style-name="P63"><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3"><text:span text:style-name="T11"><text:s text:c="2"/></text:span><text:span text:style-name="T8">return</text:span><text:span text:style-name="T11"> protocol</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parseProtocol</text:span><text:span text:style-name="T25">(</text:span><text:span text:style-name="T58">'https://developer.mozilla.org/en-US/Web/JavaScript'</text:span><text:span text:style-name="T25">));</text:span><text:span text:style-name="T11"> </text:span><text:span text:style-name="T32">// "https"</text:span></text:p>
      <text:h text:style-name="P139" text:outline-level="2">Object destructuring</text:h>
      <text:h text:style-name="P140" text:outline-level="3">Basic assignment</text:h>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4"/>
      <text:p text:style-name="P63"><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40" text:outline-level="3">Assignment without declaration</text:h>
      <text:p text:style-name="P118">A variable can be assigned its value with destructuring separate from its declaratio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1"><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1"><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1"><text:span text:style-name="T17">However, </text:span><text:span text:style-name="T14">({a, b} = {a: 1, b: 2})</text:span><text:span text:style-name="T17"> is valid, as is </text:span><text:span text:style-name="T14">const {a, b} = {a: 1, b: 2}</text:span></text:p>
      <text:p text:style-name="P74"><text:span text:style-name="T17">Your </text:span><text:span text:style-name="T14">( ... )</text:span><text:span text:style-name="T17"> expression needs to be preceded by a semicolon or it may be used to execute a function on the previous line.</text:span></text:p>
      <text:h text:style-name="P140" text:outline-level="3">Assigning to new variable names</text:h>
      <text:p text:style-name="P118">A property can be unpacked from an object and assigned to a variable with a different name than the object property.</text:p>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4"><text:s/></text:p>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3"><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0"><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40" text:outline-level="3">Default values</text:h>
      <text:p text:style-name="P40"><text:span text:style-name="T19">A variable can be assigned a default, in the case that the value unpacked from the object is </text:span><text:span text:style-name="T14">undefined</text:span><text:span text:style-name="T19">.</text:span></text:p>
      <text:p text:style-name="P63"><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40" text:outline-level="3">Assigning to new variables names and providing default values</text:h>
      <text:p text:style-name="P40"><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3"><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
      <text:p text:style-name="P63"><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40" text:outline-level="3">Unpacking fields from objects passed as function parameter</text:h>
      <text:p text:style-name="P63"><text:span text:style-name="T8">const</text:span><text:span text:style-name="T11"> user </text:span><text:span text:style-name="T27">=</text:span><text:span text:style-name="T11"> </text:span><text:span text:style-name="T25">{</text:span></text:p>
      <text:p text:style-name="P63"><text:span text:style-name="T11"><text:s text:c="2"/>id</text:span><text:span text:style-name="T25">:</text:span><text:span text:style-name="T11"> </text:span><text:span text:style-name="T29">42</text:span><text:span text:style-name="T25">,</text:span></text:p>
      <text:p text:style-name="P63"><text:span text:style-name="T11"><text:s text:c="2"/>displayName</text:span><text:span text:style-name="T25">:</text:span><text:span text:style-name="T11"> </text:span><text:span text:style-name="T58">'jdoe'</text:span><text:span text:style-name="T25">,</text:span></text:p>
      <text:p text:style-name="P63"><text:span text:style-name="T11"><text:s text:c="2"/>fullName</text:span><text:span text:style-name="T25">:</text:span><text:span text:style-name="T11"> </text:span><text:span text:style-name="T25">{</text:span></text:p>
      <text:p text:style-name="P63"><text:span text:style-name="T11"><text:s text:c="4"/>firstName</text:span><text:span text:style-name="T25">:</text:span><text:span text:style-name="T11"> </text:span><text:span text:style-name="T58">'John'</text:span><text:span text:style-name="T25">,</text:span></text:p>
      <text:p text:style-name="P63"><text:span text:style-name="T11"><text:s text:c="4"/>lastName</text:span><text:span text:style-name="T25">:</text:span><text:span text:style-name="T11"> </text:span><text:span text:style-name="T58">'Doe'</text:span></text:p>
      <text:p text:style-name="P63"><text:span text:style-name="T11"><text:s text:c="2"/></text:span><text:span text:style-name="T25">}</text:span></text:p>
      <text:p text:style-name="P65">};</text:p>
      <text:p text:style-name="P64"/>
      <text:p text:style-name="P63"><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3"><text:span text:style-name="T11"><text:s text:c="2"/></text:span><text:span text:style-name="T8">return</text:span><text:span text:style-name="T11"> id</text:span><text:span text:style-name="T25">;</text:span></text:p>
      <text:p text:style-name="P65">}</text:p>
      <text:p text:style-name="P64"/>
      <text:p text:style-name="P63"><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3"><text:span text:style-name="T11"><text:s text:c="2"/></text:span><text:span text:style-name="T8">return</text:span><text:span text:style-name="T11"> </text:span><text:span text:style-name="T58">`</text:span><text:span text:style-name="T25">${</text:span><text:span text:style-name="T11">displayName</text:span><text:span text:style-name="T25">}</text:span><text:span text:style-name="T58"> is </text:span><text:span text:style-name="T25">${</text:span><text:span text:style-name="T11">name</text:span><text:span text:style-name="T25">}</text:span><text:span text:style-name="T58">`</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0"><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40" text:outline-level="3">Setting a function parameter's default value</text:h>
      <text:p text:style-name="P63"><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8">'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3"><text:span text:style-name="T11"><text:s text:c="2"/></text:span><text:span text:style-name="T32">// do some chart drawing</text:span></text:p>
      <text:p text:style-name="P65">}</text:p>
      <text:p text:style-name="P64"/>
      <text:p text:style-name="P63"><text:span text:style-name="T23">drawChart</text:span><text:span text:style-name="T25">({</text:span></text:p>
      <text:p text:style-name="P63"><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3"><text:span text:style-name="T11"><text:s text:c="2"/>radius</text:span><text:span text:style-name="T25">:</text:span><text:span text:style-name="T11"> </text:span><text:span text:style-name="T29">30</text:span></text:p>
      <text:p text:style-name="P65">});</text:p>
      <text:p text:style-name="P74"><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40" text:outline-level="3">Nested object and array destructuring</text:h>
      <text:p text:style-name="P63"><text:span text:style-name="T8">const</text:span><text:span text:style-name="T11"> metadata </text:span><text:span text:style-name="T27">=</text:span><text:span text:style-name="T11"> </text:span><text:span text:style-name="T25">{</text:span></text:p>
      <text:p text:style-name="P63"><text:span text:style-name="T11"><text:s text:c="2"/>title</text:span><text:span text:style-name="T25">:</text:span><text:span text:style-name="T11"> </text:span><text:span text:style-name="T58">'Scratchpad'</text:span><text:span text:style-name="T25">,</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pan text:style-name="T11"><text:s text:c="6"/>locale</text:span><text:span text:style-name="T25">:</text:span><text:span text:style-name="T11"> </text:span><text:span text:style-name="T58">'de'</text:span><text:span text:style-name="T25">,</text:span></text:p>
      <text:p text:style-name="P63"><text:span text:style-name="T11"><text:s text:c="6"/>localization_tags</text:span><text:span text:style-name="T25">:</text:span><text:span text:style-name="T11"> </text:span><text:span text:style-name="T25">[],</text:span></text:p>
      <text:p text:style-name="P63"><text:span text:style-name="T11"><text:s text:c="6"/>last_edit</text:span><text:span text:style-name="T25">:</text:span><text:span text:style-name="T11"> </text:span><text:span text:style-name="T58">'2014-04-14T08:43:37'</text:span><text:span text:style-name="T25">,</text:span></text:p>
      <text:p text:style-name="P63"><text:span text:style-name="T11"><text:s text:c="6"/>url</text:span><text:span text:style-name="T25">:</text:span><text:span text:style-name="T11"> </text:span><text:span text:style-name="T58">'/de/docs/Tools/Scratchpad'</text:span><text:span text:style-name="T25">,</text:span></text:p>
      <text:p text:style-name="P63"><text:span text:style-name="T11"><text:s text:c="6"/>title</text:span><text:span text:style-name="T25">:</text:span><text:span text:style-name="T11"> </text:span><text:span text:style-name="T58">'JavaScript-Umgebung'</text:span></text:p>
      <text:p text:style-name="P63"><text:span text:style-name="T11"><text:s text:c="4"/></text:span><text:span text:style-name="T25">}</text:span></text:p>
      <text:p text:style-name="P63"><text:span text:style-name="T11"><text:s text:c="2"/></text:span><text:span text:style-name="T25">],</text:span></text:p>
      <text:p text:style-name="P63"><text:span text:style-name="T11"><text:s text:c="2"/>url</text:span><text:span text:style-name="T25">:</text:span><text:span text:style-name="T11"> </text:span><text:span text:style-name="T58">'/en-US/docs/Tools/Scratchpad'</text:span></text:p>
      <text:p text:style-name="P65">};</text:p>
      <text:p text:style-name="P64"/>
      <text:p text:style-name="P63"><text:span text:style-name="T8">let</text:span><text:span text:style-name="T11"> </text:span><text:span text:style-name="T25">{</text:span></text:p>
      <text:p text:style-name="P63"><text:span text:style-name="T11"><text:s text:c="2"/>title</text:span><text:span text:style-name="T25">:</text:span><text:span text:style-name="T11"> englishTitle</text:span><text:span text:style-name="T25">,</text:span><text:span text:style-name="T11"> </text:span><text:span text:style-name="T32">// rename</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oft-page-break/><text:span text:style-name="T11"><text:s text:c="7"/>title</text:span><text:span text:style-name="T25">:</text:span><text:span text:style-name="T11"> localeTitle</text:span><text:span text:style-name="T25">,</text:span><text:span text:style-name="T11"> </text:span><text:span text:style-name="T32">// rename</text:span></text:p>
      <text:p text:style-name="P63"><text:span text:style-name="T11"><text:s text:c="4"/></text:span><text:span text:style-name="T25">},</text:span></text:p>
      <text:p text:style-name="P63"><text:span text:style-name="T11"><text:s text:c="2"/></text:span><text:span text:style-name="T25">],</text:span></text:p>
      <text:p text:style-name="P63"><text:span text:style-name="T25">}</text:span><text:span text:style-name="T11"> </text:span><text:span text:style-name="T27">=</text:span><text:span text:style-name="T11"> metadata</text:span><text:span text:style-name="T25">;</text:span></text:p>
      <text:p text:style-name="P64"/>
      <text:p text:style-name="P63"><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3"><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40" text:outline-level="3">For of iteration and destructuring</text:h>
      <text:p text:style-name="P63"><text:span text:style-name="T8">const</text:span><text:span text:style-name="T11"> people </text:span><text:span text:style-name="T27">=</text:span><text:span text:style-name="T11"> </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8">'Mike Smith'</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8">'Jane Smith'</text:span><text:span text:style-name="T25">,</text:span></text:p>
      <text:p text:style-name="P63"><text:span text:style-name="T11"><text:s text:c="6"/>father</text:span><text:span text:style-name="T25">:</text:span><text:span text:style-name="T11"> </text:span><text:span text:style-name="T58">'Harry Smith'</text:span><text:span text:style-name="T25">,</text:span></text:p>
      <text:p text:style-name="P63"><text:span text:style-name="T11"><text:s text:c="6"/>sister</text:span><text:span text:style-name="T25">:</text:span><text:span text:style-name="T11"> </text:span><text:span text:style-name="T58">'Samantha Smith'</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35</text:span></text:p>
      <text:p text:style-name="P63"><text:span text:style-name="T11"><text:s text:c="2"/></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8">'Tom Jones'</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8">'Norah Jones'</text:span><text:span text:style-name="T25">,</text:span></text:p>
      <text:p text:style-name="P63"><text:span text:style-name="T11"><text:s text:c="6"/>father</text:span><text:span text:style-name="T25">:</text:span><text:span text:style-name="T11"> </text:span><text:span text:style-name="T58">'Richard Jones'</text:span><text:span text:style-name="T25">,</text:span></text:p>
      <text:p text:style-name="P63"><text:span text:style-name="T11"><text:s text:c="6"/>brother</text:span><text:span text:style-name="T25">:</text:span><text:span text:style-name="T11"> </text:span><text:span text:style-name="T58">'Howard Jones'</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25</text:span></text:p>
      <text:p text:style-name="P63"><text:span text:style-name="T11"><text:s text:c="2"/></text:span><text:span text:style-name="T25">}</text:span></text:p>
      <text:p text:style-name="P65">];</text:p>
      <text:p text:style-name="P64"/>
      <text:p text:style-name="P63"><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58">'Name: '</text:span><text:span text:style-name="T11"> </text:span><text:span text:style-name="T27">+</text:span><text:span text:style-name="T11"> n </text:span><text:span text:style-name="T27">+</text:span><text:span text:style-name="T11"> </text:span><text:span text:style-name="T58">', Father: '</text:span><text:span text:style-name="T11"> </text:span><text:span text:style-name="T27">+</text:span><text:span text:style-name="T11"> f</text:span><text:span text:style-name="T25">);</text:span></text:p>
      <text:p text:style-name="P65">}</text:p>
      <text:p text:style-name="P64"/>
      <text:p text:style-name="P66">// "Name: Mike Smith, Father: Harry Smith"</text:p>
      <text:p text:style-name="P66">// "Name: Tom Jones, Father: Richard Jones"</text:p>
      <text:h text:style-name="P140" text:outline-level="3">Computed object property names and destructuring</text:h>
      <text:p text:style-name="P40"><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8">object literals</text:span></text:a><text:span text:style-name="T19">, can be used with destructuring.</text:span></text:p>
      <text:p text:style-name="P63"><text:span text:style-name="T8">let</text:span><text:span text:style-name="T11"> key </text:span><text:span text:style-name="T27">=</text:span><text:span text:style-name="T11"> </text:span><text:span text:style-name="T58">'z'</text:span><text:span text:style-name="T25">;</text:span></text:p>
      <text:p text:style-name="P63"><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8">'bar'</text:span><text:span text:style-name="T25">};</text:span></text:p>
      <text:p text:style-name="P64"/>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40" text:outline-level="3">Rest in Object Destructuring</text:h>
      <text:p text:style-name="P40"><text:span text:style-name="T19">The </text:span><text:a xlink:type="simple" xlink:href="https://github.com/tc39/proposal-object-rest-spread" text:style-name="Standard" text:visited-style-name="Standard"><text:span text:style-name="T78">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8">rest</text:span></text:a><text:span text:style-name="T19"> syntax to destructuring. Rest properties collect the remaining own enumerable property keys that are not already picked off by the destructuring pattern.</text:span></text:p>
      <text:p text:style-name="P63"><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a</text:span><text:span text:style-name="T25">;</text:span><text:span text:style-name="T11"> </text:span><text:span text:style-name="T32">// 10 </text:span></text:p>
      <text:p text:style-name="P63"><text:span text:style-name="T11">b</text:span><text:span text:style-name="T25">;</text:span><text:span text:style-name="T11"> </text:span><text:span text:style-name="T32">// 20 </text:span></text:p>
      <text:p text:style-name="P63"><text:span text:style-name="T11">rest</text:span><text:span text:style-name="T25">;</text:span><text:span text:style-name="T11"> </text:span><text:span text:style-name="T32">// { c: 30, d: 40 }</text:span></text:p>
      <text:h text:style-name="P140" text:outline-level="3">Invalid JavaScript identifier as a property name</text:h>
      <text:p text:style-name="P40"><text:span text:style-name="T19">Destructuring can be used with property names that are not valid JavaScript </text:span><text:a xlink:type="simple" xlink:href="https://developer.mozilla.org/en-US/docs/Glossary/Identifier" text:style-name="Standard" text:visited-style-name="Standard"><text:span text:style-name="T78">identifiers</text:span></text:a><text:span text:style-name="T19"> by providing an alternative identifier that is valid.</text:span></text:p>
      <text:p text:style-name="P63"><text:span text:style-name="T8">const</text:span><text:span text:style-name="T11"> foo </text:span><text:span text:style-name="T27">=</text:span><text:span text:style-name="T11"> </text:span><text:span text:style-name="T25">{</text:span><text:span text:style-name="T11"> </text:span><text:span text:style-name="T58">'fizz-buzz'</text:span><text:span text:style-name="T25">:</text:span><text:span text:style-name="T11"> </text:span><text:span text:style-name="T29">true</text:span><text:span text:style-name="T11"> </text:span><text:span text:style-name="T25">};</text:span></text:p>
      <text:p text:style-name="P63"><text:span text:style-name="T8">const</text:span><text:span text:style-name="T11"> </text:span><text:span text:style-name="T25">{</text:span><text:span text:style-name="T11"> </text:span><text:span text:style-name="T58">'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4"/>
      <text:p text:style-name="P63"><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40" text:outline-level="3">Combined Array and Object Destructuring</text:h>
      <text:p text:style-name="P40"><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3"><text:span text:style-name="T8">const</text:span><text:span text:style-name="T11"> props </text:span><text:span text:style-name="T27">=</text:span><text:span text:style-name="T11"> </text:span><text:span text:style-name="T25">[</text:span></text:p>
      <text:p text:style-name="P63"><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8">'Fizz'</text:span><text:span text:style-name="T25">},</text:span></text:p>
      <text:p text:style-name="P63"><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8">'Buzz'</text:span><text:span text:style-name="T25">},</text:span></text:p>
      <text:p text:style-name="P63"><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8">'FizzBuzz'</text:span><text:span text:style-name="T25">}</text:span></text:p>
      <text:p text:style-name="P65">];</text:p>
      <text:p text:style-name="P64"/>
      <text:p text:style-name="P63"><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40" text:outline-level="3">The prototype chain is looked up when the object is deconstructed </text:h>
      <text:p text:style-name="P118">When deconstructing an object, if a property is not accessed in itself, it will continue to look up along the prototype chain.</text:p>
      <text:p text:style-name="P64">let obj = {self: '123'};</text:p>
      <text:p text:style-name="P64">obj.__proto__.prot = '456';</text:p>
      <text:p text:style-name="P64">const {self, prot} = obj;</text:p>
      <text:p text:style-name="P64">// self "123"</text:p>
      <text:p text:style-name="P63"><text:span text:style-name="T11">// prot "456"</text:span><text:span text:style-name="T22">（</text:span><text:span text:style-name="T11">Access to the prototype chain</text:span><text:span text:style-name="T22">）</text:span></text:p>
      <text:p text:style-name="P80"/>
      <text:p text:style-name="P80"/>
      <text:p text:style-name="P80">Clone Objects</text:p>
      <text:p text:style-name="P9"><text:span text:style-name="T82">const</text:span><text:span text:style-name="T84"> food = { beef: </text:span><text:span text:style-name="T86">'</text:span><text:span text:style-name="T87">🥩</text:span><text:span text:style-name="T86">'</text:span><text:span text:style-name="T84">, bacon: </text:span><text:span text:style-name="T86">'</text:span><text:span text:style-name="T87">🥓</text:span><text:span text:style-name="T86">'</text:span><text:span text:style-name="T84"> }</text:span></text:p>
      <text:p text:style-name="P10"/>
      <text:p text:style-name="P10"/>
      <text:p text:style-name="P11">// "Spread"</text:p>
      <text:p text:style-name="P10">{ ...food }</text:p>
      <text:p text:style-name="P10"/>
      <text:p text:style-name="P10"/>
      <text:p text:style-name="P11">// "Object.assign"</text:p>
      <text:p text:style-name="P9"><text:soft-page-break/><text:span text:style-name="T94">Object</text:span><text:span text:style-name="T84">.assign({}, food)</text:span></text:p>
      <text:p text:style-name="P10"/>
      <text:p text:style-name="P10"/>
      <text:p text:style-name="P11">// "JSON"</text:p>
      <text:p text:style-name="P9"><text:span text:style-name="T94">JSON</text:span><text:span text:style-name="T84">.parse(</text:span><text:span text:style-name="T94">JSON</text:span><text:span text:style-name="T84">.stringify(food))</text:span></text:p>
      <text:p text:style-name="P10"/>
      <text:p text:style-name="P11">// RESULT:</text:p>
      <text:p text:style-name="P9"><text:span text:style-name="T90">// { beef: '</text:span><text:span text:style-name="T91">🥩</text:span><text:span text:style-name="T90">', bacon: '</text:span><text:span text:style-name="T91">🥓</text:span><text:span text:style-name="T90">' }</text:span></text:p>
      <text:p text:style-name="P80"/>
      <text:p text:style-name="P80"/>
      <text:p text:style-name="P80">Array clone </text:p>
      <text:p text:style-name="P80"/>
      <text:h text:style-name="P120" text:outline-level="1">How to Deep Clone an Array</text:h>
      <text:p text:style-name="P13"><text:span text:style-name="T97">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8">👍</text:span></text:p>
      <text:p text:style-name="P7"><text:span text:style-name="hljs-keyword"><text:span text:style-name="T83">const</text:span></text:span><text:span text:style-name="HTML_20_Code"><text:span text:style-name="T85"> numbers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 [</text:span></text:span><text:span text:style-name="hljs-number"><text:span text:style-name="T95">4</text:span></text:span><text:span text:style-name="HTML_20_Code"><text:span text:style-name="T85">]], </text:span></text:span><text:span text:style-name="hljs-number"><text:span text:style-name="T95">5</text:span></text:span><text:span text:style-name="HTML_20_Code"><text:span text:style-name="T85">];</text:span></text:span></text:p>
      <text:p text:style-name="P8"><text:span text:style-name="HTML_20_Code"/></text:p>
      <text:p text:style-name="P7"><text:soft-page-break/><text:span text:style-name="hljs-comment"><text:span text:style-name="T93">// Using JavaScript</text:span></text:span></text:p>
      <text:p text:style-name="P7"><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umbers));</text:span></text:span></text:p>
      <text:p text:style-name="P8"><text:span text:style-name="HTML_20_Code"/></text:p>
      <text:p text:style-name="P7"><text:span text:style-name="hljs-comment"><text:span text:style-name="T93">// Using Lodash</text:span></text:span></text:p>
      <text:p text:style-name="P7"><text:span text:style-name="HTML_20_Code"><text:span text:style-name="T85">_.cloneDeep(numbers);</text:span></text:span></text:p>
      <text:h text:style-name="P122" text:outline-level="2">Arrays are Reference Types</text:h>
      <text:p text:style-name="P14">In order to understand why there are two types of cloning. Let's dig into the fundamentals and explains what are reference types.</text:p>
      <text:p text:style-name="P13"><text:span text:style-name="T97">Unlike your primitive types (ie. number or string), arrays are reference types. Which means when you assign an array to a variable, you're assigning a memory address and not the actual array itself. WTH </text:span><text:span text:style-name="T98">😱</text:span><text:span text:style-name="T97">. I know this is a bit confusing. So let's explain with an example.</text:span></text:p>
      <text:h text:style-name="P123" text:outline-level="3">Copying a Value type</text:h>
      <text:p text:style-name="P13"><text:span text:style-name="T97">So no biggie here. We're creating a copy of </text:span><text:span text:style-name="HTML_20_Code"><text:span text:style-name="T99">value</text:span></text:span><text:span text:style-name="T97">. And if we change the </text:span><text:span text:style-name="HTML_20_Code"><text:span text:style-name="T99">valueCopy</text:span></text:span><text:span text:style-name="T97">, it doesn't affect the original </text:span><text:span text:style-name="HTML_20_Code"><text:span text:style-name="T99">value</text:span></text:span><text:span text:style-name="T97">. Makes sense - when we change the copy it shouldn't affect the original at all. All good here </text:span><text:span text:style-name="T98">👍</text:span></text:p>
      <text:p text:style-name="P7"><text:span text:style-name="hljs-keyword"><text:span text:style-name="T83">let</text:span></text:span><text:span text:style-name="HTML_20_Code"><text:span text:style-name="T85"> value = </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valueCopy = value; </text:span></text:span><text:span text:style-name="hljs-comment"><text:span text:style-name="T93">// create copy</text:span></text:span></text:p>
      <text:p text:style-name="P8"><text:span text:style-name="HTML_20_Code"/></text:p>
      <text:p text:style-name="P7"><text:span text:style-name="hljs-built_5f_in"><text:span text:style-name="T95">console</text:span></text:span><text:span text:style-name="HTML_20_Code"><text:span text:style-name="T85">.log(valueCopy); </text:span></text:span><text:span text:style-name="hljs-comment"><text:span text:style-name="T93">// 3</text:span></text:span></text:p>
      <text:p text:style-name="P8"><text:span text:style-name="HTML_20_Code"/></text:p>
      <text:p text:style-name="P7"><text:span text:style-name="hljs-comment"><text:span text:style-name="T93">// Change valueCopy</text:span></text:span></text:p>
      <text:p text:style-name="P7"><text:soft-page-break/><text:span text:style-name="HTML_20_Code"><text:span text:style-name="T85">valueCopy = </text:span></text:span><text:span text:style-name="hljs-number"><text:span text:style-name="T95">100</text:span></text:span></text:p>
      <text:p text:style-name="P7"><text:span text:style-name="hljs-built_5f_in"><text:span text:style-name="T95">console</text:span></text:span><text:span text:style-name="HTML_20_Code"><text:span text:style-name="T85">.log(valueCopy); </text:span></text:span><text:span text:style-name="hljs-comment"><text:span text:style-name="T93">// 100</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Original NOT affected </text:span></text:span></text:p>
      <text:p text:style-name="P7"><text:span text:style-name="hljs-built_5f_in"><text:span text:style-name="T95">console</text:span></text:span><text:span text:style-name="HTML_20_Code"><text:span text:style-name="T85">.log(value); </text:span></text:span><text:span text:style-name="hljs-comment"><text:span text:style-name="T93">// 3</text:span></text:span></text:p>
      <text:h text:style-name="P123" text:outline-level="3">Copying a Reference type</text:h>
      <text:p text:style-name="P14">Okay, things are about to get weird now. Let's copy our array using the same method as we did to copy a value type.</text:p>
      <text:p text:style-name="P7"><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array; </text:span></text:span><text:span text:style-name="hljs-comment"><text:span text:style-name="T93">// create copy</text:span></text:span></text:p>
      <text:p text:style-name="P8"><text:span text:style-name="HTML_20_Code"/></text:p>
      <text:p text:style-name="P7"><text:span text:style-name="hljs-built_5f_in"><text:span text:style-name="T95">console</text:span></text:span><text:span text:style-name="HTML_20_Code"><text:span text:style-name="T85">.log(arrayCopy); </text:span></text:span><text:span text:style-name="hljs-comment"><text:span text:style-name="T93">// [1,2,3];</text:span></text:span></text:p>
      <text:p text:style-name="P8"><text:span text:style-name="HTML_20_Code"/></text:p>
      <text:p text:style-name="P7"><text:span text:style-name="hljs-comment"><text:span text:style-name="T93">// Change 1st element of the array</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Original got affected</text:span></text:span></text:p>
      <text:p text:style-name="P7"><text:span text:style-name="hljs-built_5f_in"><text:span text:style-name="T95">console</text:span></text:span><text:span text:style-name="HTML_20_Code"><text:span text:style-name="T85">.log(array); </text:span></text:span><text:span text:style-name="hljs-comment"><text:span text:style-name="T93">// [ '</text:span></text:span><text:span text:style-name="hljs-comment"><text:span text:style-name="T92">👻</text:span></text:span><text:span text:style-name="hljs-comment"><text:span text:style-name="T93">', 2, 3 ]</text:span></text:span></text:p>
      <text:p text:style-name="P72"><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6">Solution to Copying Reference Types</text:span></text:span></text:p>
      <text:p text:style-name="P14">So the solution is to copy over the value NOT the pointer. Like this:</text:p>
      <text:p text:style-name="P7"><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array]; </text:span></text:span><text:span text:style-name="hljs-comment"><text:span text:style-name="T93">// create TRUE copy</text:span></text:span></text:p>
      <text:p text:style-name="P8"><text:span text:style-name="HTML_20_Code"/></text:p>
      <text:p text:style-name="P7"><text:span text:style-name="hljs-built_5f_in"><text:span text:style-name="T95">console</text:span></text:span><text:span text:style-name="HTML_20_Code"><text:span text:style-name="T85">.log(arrayCopy); </text:span></text:span><text:span text:style-name="hljs-comment"><text:span text:style-name="T93">// [1,2,3];</text:span></text:span></text:p>
      <text:p text:style-name="P8"><text:span text:style-name="HTML_20_Code"/></text:p>
      <text:p text:style-name="P7"><text:span text:style-name="hljs-comment"><text:span text:style-name="T93">// Change 1st element of the array</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Original NOT affected </text:span></text:span></text:p>
      <text:p text:style-name="P7"><text:span text:style-name="hljs-built_5f_in"><text:span text:style-name="T95">console</text:span></text:span><text:span text:style-name="HTML_20_Code"><text:span text:style-name="T85">.log(array); </text:span></text:span><text:span text:style-name="hljs-comment"><text:span text:style-name="T93">// [ 1, 2, 3 ]</text:span></text:span></text:p>
      <text:h text:style-name="P123" text:outline-level="3">Shallow vs Deep Clone</text:h>
      <text:p text:style-name="P13"><text:span text:style-name="T97">When I used spread </text:span><text:span text:style-name="HTML_20_Code"><text:span text:style-name="T99">...</text:span></text:span><text:span text:style-name="T97"> to copy an array, I'm only creating a shallow copy. If the array is nested or multi-dimensional, it won't work. Let's take a look:</text:span></text:p>
      <text:p text:style-name="P7"><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7"><text:soft-page-break/><text:span text:style-name="hljs-keyword"><text:span text:style-name="T83">let</text:span></text:span><text:span text:style-name="HTML_20_Code"><text:span text:style-name="T85"> arrayCopy = [...nestedArray]; </text:span></text:span></text:p>
      <text:p text:style-name="P8"><text:span text:style-name="HTML_20_Code"/></text:p>
      <text:p text:style-name="P7"><text:span text:style-name="hljs-comment"><text:span text:style-name="T93">// Make some changes</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7"><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Nested array got affected</text:span></text:span></text:p>
      <text:p text:style-name="P7"><text:span text:style-name="hljs-built_5f_in"><text:span text:style-name="T95">console</text:span></text:span><text:span text:style-name="HTML_20_Code"><text:span text:style-name="T85">.log(nestedArray); </text:span></text:span><text:span text:style-name="hljs-comment"><text:span text:style-name="T93">// [ 1, [ '</text:span></text:span><text:span text:style-name="hljs-comment"><text:span text:style-name="T92">💩</text:span></text:span><text:span text:style-name="hljs-comment"><text:span text:style-name="T93">' ], 3 ]</text:span></text:span></text:p>
      <text:p text:style-name="P72">As you can see, the shallow or first layer is fine. However, once we change the nested element, the original array also got affected. So the solution is to do a deep clone:</text:p>
      <text:p text:style-name="P7"><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estedArray)); </text:span></text:span></text:p>
      <text:p text:style-name="P8"><text:span text:style-name="HTML_20_Code"/></text:p>
      <text:p text:style-name="P7"><text:span text:style-name="hljs-comment"><text:span text:style-name="T93">// Make some changes</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7"><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8"><text:span text:style-name="HTML_20_Code"/></text:p>
      <text:p text:style-name="P7"><text:soft-page-break/><text:span text:style-name="hljs-comment"><text:span text:style-name="T93">// </text:span></text:span><text:span text:style-name="hljs-comment"><text:span text:style-name="T92">✅</text:span></text:span><text:span text:style-name="hljs-comment"><text:span text:style-name="T93"> Nested array NOT affected</text:span></text:span></text:p>
      <text:p text:style-name="P7"><text:span text:style-name="hljs-built_5f_in"><text:span text:style-name="T95">console</text:span></text:span><text:span text:style-name="HTML_20_Code"><text:span text:style-name="T85">.log(nestedArray); </text:span></text:span><text:span text:style-name="hljs-comment"><text:span text:style-name="T93">// <text:s/>1, [ 2 ], 3 ]</text:span></text:span></text:p>
      <text:h text:style-name="P122" text:outline-level="2">Community Input</text:h>
      <text:h text:style-name="P123" text:outline-level="3">Values Not Compatible with JSON</text:h>
      <text:p text:style-name="P13"><text:a xlink:type="simple" xlink:href="https://dev.to/tailcall/comment/96nc" text:style-name="Internet_20_link" text:visited-style-name="Visited_20_Internet_20_Link"><text:span text:style-name="T100">Anton Istomin</text:span></text:a><text:span text:style-name="Emphasis"><text:span text:style-name="T97">:</text:span></text:span><text:span text:style-name="T97"> One has to be really careful with JSON solution! It doesn't work with values not compatible with JSON. Consider using a library function if you have to work with such data.</text:span></text:p>
      <text:p text:style-name="P7"><text:span text:style-name="hljs-keyword"><text:span text:style-name="T83">function</text:span></text:span><text:span text:style-name="hljs-function"><text:span text:style-name="T102"> </text:span></text:span><text:span text:style-name="hljs-title"><text:span text:style-name="T102">nestedCopy</text:span></text:span><text:span text:style-name="hljs-function"><text:span text:style-name="T102">(</text:span></text:span><text:span text:style-name="hljs-params"><text:span text:style-name="T95">array</text:span></text:span><text:span text:style-name="hljs-function"><text:span text:style-name="T102">) </text:span></text:span><text:span text:style-name="HTML_20_Code"><text:span text:style-name="T85">{</text:span></text:span></text:p>
      <text:p text:style-name="P7"><text:span text:style-name="HTML_20_Code"><text:span text:style-name="T85"><text:s text:c="4"/></text:span></text:span><text:span text:style-name="hljs-keyword"><text:span text:style-name="T83">return</text:span></text:span><text:span text:style-name="HTML_20_Code"><text:span text:style-name="T85">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ay));</text:span></text:span></text:p>
      <text:p text:style-name="P7"><text:span text:style-name="HTML_20_Code"><text:span text:style-name="T85">}</text:span></text:span></text:p>
      <text:p text:style-name="P8"><text:span text:style-name="HTML_20_Code"/></text:p>
      <text:p text:style-name="P7"><text:span text:style-name="hljs-comment"><text:span text:style-name="T93">// undefineds are converted to nulls</text:span></text:span></text:p>
      <text:p text:style-name="P7"><text:span text:style-name="HTML_20_Code"><text:span text:style-name="T85">nestedCopy([</text:span></text:span><text:span text:style-name="hljs-number"><text:span text:style-name="T95">1</text:span></text:span><text:span text:style-name="HTML_20_Code"><text:span text:style-name="T85">, </text:span></text:span><text:span text:style-name="hljs-literal"><text:span text:style-name="T95">undefined</text:span></text:span><text:span text:style-name="HTML_20_Code"><text:span text:style-name="T85">, </text:span></text:span><text:span text:style-name="hljs-number"><text:span text:style-name="T95">2</text:span></text:span><text:span text:style-name="HTML_20_Code"><text:span text:style-name="T85">]) </text:span></text:span><text:span text:style-name="hljs-comment"><text:span text:style-name="T93">// -&gt; [1, null, 2]</text:span></text:span></text:p>
      <text:p text:style-name="P8"><text:span text:style-name="HTML_20_Code"/></text:p>
      <text:p text:style-name="P7"><text:span text:style-name="hljs-comment"><text:span text:style-name="T93">// DOM nodes are converted to empty objects</text:span></text:span></text:p>
      <text:p text:style-name="P7"><text:span text:style-name="HTML_20_Code"><text:span text:style-name="T85">nestedCopy([</text:span></text:span><text:span text:style-name="hljs-built_5f_in"><text:span text:style-name="T95">document</text:span></text:span><text:span text:style-name="HTML_20_Code"><text:span text:style-name="T85">.body, </text:span></text:span><text:span text:style-name="hljs-built_5f_in"><text:span text:style-name="T95">document</text:span></text:span><text:span text:style-name="HTML_20_Code"><text:span text:style-name="T85">.querySelector(</text:span></text:span><text:span text:style-name="hljs-string"><text:span text:style-name="T89">'p'</text:span></text:span><text:span text:style-name="HTML_20_Code"><text:span text:style-name="T85">)]) </text:span></text:span><text:span text:style-name="hljs-comment"><text:span text:style-name="T93">// -&gt; [{}, {}]</text:span></text:span></text:p>
      <text:p text:style-name="P8"><text:span text:style-name="HTML_20_Code"/></text:p>
      <text:p text:style-name="P7"><text:span text:style-name="hljs-comment"><text:span text:style-name="T93">// JS dates are converted to strings</text:span></text:span></text:p>
      <text:p text:style-name="P7"><text:span text:style-name="HTML_20_Code"><text:span text:style-name="T85">nestedCopy([</text:span></text:span><text:span text:style-name="hljs-keyword"><text:span text:style-name="T83">new</text:span></text:span><text:span text:style-name="HTML_20_Code"><text:span text:style-name="T85"> </text:span></text:span><text:span text:style-name="hljs-built_5f_in"><text:span text:style-name="T95">Date</text:span></text:span><text:span text:style-name="HTML_20_Code"><text:span text:style-name="T85">()]) </text:span></text:span><text:span text:style-name="hljs-comment"><text:span text:style-name="T93">// -&gt; ["2019-03-04T10:09:00.419Z"]</text:span></text:span></text:p>
      <text:h text:style-name="P123" text:outline-level="3"><text:soft-page-break/>deepClone vs JSON</text:h>
      <text:p text:style-name="P13"><text:a xlink:type="simple" xlink:href="https://dev.to/alfredosalzillo/comment/96ne" text:style-name="Internet_20_link" text:visited-style-name="Visited_20_Internet_20_Link"><text:span text:style-name="T100">Alfredo Salzillo</text:span></text:a><text:span text:style-name="Emphasis"><text:span text:style-name="T97">:</text:span></text:span><text:span text:style-name="T97"> I'd like you to note that there are some differences between deepClone and JSON.stringify/parse.</text:span></text:p>
      <text:list xml:id="list1954315098" text:style-name="WWNum2">
        <text:list-item>
          <text:p text:style-name="P141"><text:span text:style-name="Strong"><text:span text:style-name="T96">JSON.stringify/parse</text:span></text:span><text:span text:style-name="T97"> only work with Number and String and Object literal without function or Symbol properties.</text:span></text:p>
        </text:list-item>
        <text:list-item>
          <text:p text:style-name="P142"><text:span text:style-name="Strong"><text:span text:style-name="T96">deepClone</text:span></text:span><text:span text:style-name="T97"> work with all types, function and Symbol are copied by reference.</text:span></text:p>
        </text:list-item>
      </text:list>
      <text:p text:style-name="P14">Here's an example:</text:p>
      <text:p text:style-name="P7"><text:span text:style-name="hljs-keyword"><text:span text:style-name="T83">const</text:span></text:span><text:span text:style-name="HTML_20_Code"><text:span text:style-name="T85"> lodashClonedeep = </text:span></text:span><text:span text:style-name="hljs-built_5f_in"><text:span text:style-name="T95">require</text:span></text:span><text:span text:style-name="HTML_20_Code"><text:span text:style-name="T85">(</text:span></text:span><text:span text:style-name="hljs-string"><text:span text:style-name="T89">"lodash.clonedeep"</text:span></text:span><text:span text:style-name="HTML_20_Code"><text:span text:style-name="T85">);</text:span></text:span></text:p>
      <text:p text:style-name="P8"><text:span text:style-name="HTML_20_Code"/></text:p>
      <text:p text:style-name="P7"><text:span text:style-name="hljs-keyword"><text:span text:style-name="T83">const</text:span></text:span><text:span text:style-name="HTML_20_Code"><text:span text:style-name="T85"> arrOfFunction =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2</text:span></text:span><text:span text:style-name="HTML_20_Code"><text:span text:style-name="T85">, {</text:span></text:span></text:p>
      <text:p text:style-name="P7"><text:span text:style-name="HTML_20_Code"><text:span text:style-name="T85"><text:s text:c="4"/></text:span></text:span><text:span text:style-name="hljs-attr"><text:span text:style-name="T85">test</text:span></text:span><text:span text:style-name="HTML_20_Code"><text:span text:style-name="T85">: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3</text:span></text:span><text:span text:style-name="HTML_20_Code"><text:span text:style-name="T85">,</text:span></text:span></text:p>
      <text:p text:style-name="P7"><text:span text:style-name="HTML_20_Code"><text:span text:style-name="T85">}, </text:span></text:span><text:span text:style-name="hljs-built_5f_in"><text:span text:style-name="T95">Symbol</text:span></text:span><text:span text:style-name="HTML_20_Code"><text:span text:style-name="T85">(</text:span></text:span><text:span text:style-name="hljs-string"><text:span text:style-name="T89">'4'</text:span></text:span><text:span text:style-name="HTML_20_Code"><text:span text:style-name="T85">)];</text:span></text:span></text:p>
      <text:p text:style-name="P8"><text:span text:style-name="HTML_20_Code"/></text:p>
      <text:p text:style-name="P7"><text:span text:style-name="hljs-comment"><text:span text:style-name="T93">// deepClone copy by refence function and Symbol</text:span></text:span></text:p>
      <text:p text:style-name="P7"><text:span text:style-name="hljs-built_5f_in"><text:span text:style-name="T95">console</text:span></text:span><text:span text:style-name="HTML_20_Code"><text:span text:style-name="T85">.log(lodashClonedeep(arrOfFunction));</text:span></text:span></text:p>
      <text:p text:style-name="P7"><text:span text:style-name="hljs-comment"><text:span text:style-name="T93">// JSON replace function with null and function in object with undefined</text:span></text:span></text:p>
      <text:p text:style-name="P7"><text:span text:style-name="hljs-built_5f_in"><text:span text:style-name="T95">console</text:span></text:span><text:span text:style-name="HTML_20_Code"><text:span text:style-name="T85">.log(</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OfFunction)));</text:span></text:span></text:p>
      <text:p text:style-name="P8"><text:span text:style-name="HTML_20_Code"/></text:p>
      <text:p text:style-name="P7"><text:span text:style-name="hljs-comment"><text:span text:style-name="T93">// function and symbol are copied by reference in deepClone</text:span></text:span></text:p>
      <text:p text:style-name="P7"><text:span text:style-name="hljs-built_5f_in"><text:span text:style-name="T95">console</text:span></text:span><text:span text:style-name="HTML_20_Code"><text:span text:style-name="T85">.log(lodashClonedeep(arrOfFunction)[</text:span></text:span><text:span text:style-name="hljs-number"><text:span text:style-name="T95">0</text:span></text:span><text:span text:style-name="HTML_20_Code"><text:span text:style-name="T85">] === lodashClonedeep(arrOfFunction)[</text:span></text:span><text:span text:style-name="hljs-number"><text:span text:style-name="T95">0</text:span></text:span><text:span text:style-name="HTML_20_Code"><text:span text:style-name="T85">]);</text:span></text:span></text:p>
      <text:p text:style-name="P7"><text:span text:style-name="hljs-built_5f_in"><text:span text:style-name="T95">console</text:span></text:span><text:span text:style-name="HTML_20_Code"><text:span text:style-name="T85">.log(lodashClonedeep(arrOfFunction)[</text:span></text:span><text:span text:style-name="hljs-number"><text:span text:style-name="T95">2</text:span></text:span><text:span text:style-name="HTML_20_Code"><text:span text:style-name="T85">] === lodashClonedeep(arrOfFunction)[</text:span></text:span><text:span text:style-name="hljs-number"><text:span text:style-name="T95">2</text:span></text:span><text:span text:style-name="HTML_20_Code"><text:span text:style-name="T85">]);</text:span></text:span></text:p>
      <text:h text:style-name="P123"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0">Tareq Al-Zubaidi</text:span></text:a><text:span text:style-name="Emphasis"><text:span text:style-name="T97">:</text:span></text:span><text:span text:style-name="T97"> There is another simple and more performant solution to this problem. I would use recursion to solve this.</text:span></text:p>
      <text:p text:style-name="P7"><text:span text:style-name="hljs-keyword"><text:span text:style-name="T83">const</text:span></text:span><text:span text:style-name="HTML_20_Code"><text:span text:style-name="T85"> clone = </text:span></text:span><text:span text:style-name="hljs-function"><text:span text:style-name="T102">(</text:span></text:span><text:span text:style-name="hljs-params"><text:span text:style-name="T95">items</text:span></text:span><text:span text:style-name="hljs-function"><text:span text:style-name="T102">) =&gt;</text:span></text:span><text:span text:style-name="HTML_20_Code"><text:span text:style-name="T85"> items.map(</text:span></text:span><text:span text:style-name="hljs-params"><text:span text:style-name="T95">item</text:span></text:span><text:span text:style-name="hljs-function"><text:span text:style-name="T102"> =&gt;</text:span></text:span><text:span text:style-name="HTML_20_Code"><text:span text:style-name="T85"> </text:span></text:span><text:span text:style-name="hljs-built_5f_in"><text:span text:style-name="T95">Array</text:span></text:span><text:span text:style-name="HTML_20_Code"><text:span text:style-name="T85">.isArray(item) ? clone(item) : item);</text:span></text:span></text:p>
      <text:p text:style-name="P71"><text:span text:style-name="T97">See comparison test </text:span><text:a xlink:type="simple" xlink:href="http://jsben.ch/q2ez1" text:style-name="Internet_20_link" text:visited-style-name="Visited_20_Internet_20_Link"><text:span text:style-name="T101">here</text:span></text:a></text:p>
      <text:p text:style-name="P80"/>
      <text:p text:style-name="P80"/>
      <text:p text:style-name="P80"/>
      <text:p text:style-name="P80"/>
      <text:p text:style-name="P80"/>
      <text:p text:style-name="P80"/>
      <text:p text:style-name="P80"/>
      <text:p text:style-name="P80"/>
      <text:p text:style-name="P80"/>
      <text:p text:style-name="P80"/>
      <text:p text:style-name="P80">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0"/>
      <text:p text:style-name="P80"/>
      <text:p text:style-name="P80"/>
      <text:p text:style-name="P80"><text:soft-page-break/>Higher order functions</text:p>
      <text:p text:style-name="P80">Eg1:-</text:p>
      <text:p text:style-name="P34"><text:span text:style-name="T1">function</text:span><text:span text:style-name="T2"> </text:span><text:span text:style-name="T6">greaterT</text:span><text:span text:style-name="T2">(</text:span><text:span text:style-name="T3">e</text:span><text:span text:style-name="T2">) {</text:span></text:p>
      <text:p text:style-name="P34"><text:span text:style-name="T2">  </text:span><text:span text:style-name="T52">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7">}</text:p>
      <text:p text:style-name="P37"/>
      <text:p text:style-name="P34"><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0"/>
      <text:p text:style-name="P80">Eg2:-</text:p>
      <text:p text:style-name="P34"><text:span text:style-name="T1">function</text:span><text:span text:style-name="T2"> </text:span><text:span text:style-name="T6">zer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0</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o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1</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w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2</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hre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3</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our</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4</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iv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5</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ix</text:span><text:span text:style-name="T2">(...</text:span><text:span text:style-name="T3">e</text:span><text:span text:style-name="T2">) {</text:span></text:p>
      <text:p text:style-name="P34"><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even</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7</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eight</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8</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ni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9</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7"/>
      <text:p text:style-name="P34"><text:span text:style-name="T1">function</text:span><text:span text:style-name="T2"> </text:span><text:span text:style-name="T6">plu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minu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time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dividedBy</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7"/>
      <text:p text:style-name="P80"/>
      <text:p text:style-name="P80"/>
      <text:p text:style-name="P80"/>
      <text:p text:style-name="P80"/>
      <text:p text:style-name="P80"/>
      <text:p text:style-name="P80"><text:soft-page-break/></text:p>
      <text:p text:style-name="P42"><text:span text:style-name="T76">A Simple Example of Currying:</text:span><text:span text:style-name="T77"><text:line-break/>Let’s take an example, PLUS is a function which adds two number</text:span></text:p>
      <text:list xml:id="list3413581252" text:style-name="WWNum3">
        <text:list-item>
          <text:p text:style-name="P143">We wish to add two numbers X and Y. X will be the input to PLUS function which returns a function named PLUS X.</text:p>
        </text:list-item>
        <text:list-item>
          <text:p text:style-name="P143">PLUS X function takes one number and add X to it. Now input to this function will be Y. Final output will be X + Y.</text:p>
        </text:list-item>
        <text:list-item>
          <text:p text:style-name="P144">Higher order function and curring not the same thing.</text:p>
          <text:p text:style-name="P144"><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45">A function that takes a function as an argument and/or returns a functions as return value.</text:p>
        </text:list-item>
      </text:list>
      <text:p text:style-name="P116"><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0"/>
      <text:p text:style-name="P88"><text:span text:style-name="T116">/</text:span><text:span text:style-name="T115">/normal function</text:span></text:p>
      <text:p text:style-name="P88"><text:span text:style-name="T114">function multiply3no(</text:span><text:span text:style-name="T117">x</text:span><text:span text:style-name="T114">, </text:span><text:span text:style-name="T117">y</text:span><text:span text:style-name="T114">, </text:span><text:span text:style-name="T117">z</text:span><text:span text:style-name="T114">) {</text:span></text:p>
      <text:p text:style-name="P56">return <text:span text:style-name="T62">x</text:span> * <text:span text:style-name="T62">y</text:span> * <text:span text:style-name="T62">z</text:span>;</text:p>
      <text:p text:style-name="P56">}</text:p>
      <text:p text:style-name="P55"/>
      <text:p text:style-name="P56">console.log(multiply3no(3, 2, 4));</text:p>
      <text:p text:style-name="P87"/>
      <text:p text:style-name="P56">//currying function</text:p>
      <text:p text:style-name="P56"/>
      <text:p text:style-name="P56">function multiplyNo1(<text:span text:style-name="T62">x</text:span>) {</text:p>
      <text:p text:style-name="P56"/>
      <text:p text:style-name="P56">return function multiplyNo2(<text:span text:style-name="T62">y</text:span>) {</text:p>
      <text:p text:style-name="P56"/>
      <text:p text:style-name="P56">return function multiplyNo3(<text:span text:style-name="T62">z</text:span>) {</text:p>
      <text:p text:style-name="P56"><text:soft-page-break/></text:p>
      <text:p text:style-name="P56">return <text:span text:style-name="T62">x</text:span> * <text:span text:style-name="T62">y</text:span> * <text:span text:style-name="T62">z</text:span>;</text:p>
      <text:p text:style-name="P56">}</text:p>
      <text:p text:style-name="P56">}</text:p>
      <text:p text:style-name="P56">}</text:p>
      <text:p text:style-name="P55"/>
      <text:p text:style-name="P56">const m1 = multiplyNo1(3);</text:p>
      <text:p text:style-name="P55"/>
      <text:p text:style-name="P56">const m2 = m1(2);</text:p>
      <text:p text:style-name="P55"/>
      <text:p text:style-name="P56">const m3 = m2(4);</text:p>
      <text:p text:style-name="P55"/>
      <text:p text:style-name="P56">console.log(m3);</text:p>
      <text:p text:style-name="P80"/>
      <text:p text:style-name="P81">output</text:p>
      <text:p text:style-name="P89"><text:span text:style-name="T118">[Running]</text:span><text:span text:style-name="T119"> node "/home/ishan/Desktop/Morning Practise/test.js"</text:span></text:p>
      <text:p text:style-name="P48">24</text:p>
      <text:p text:style-name="P48">24</text:p>
      <text:p text:style-name="P48"/>
      <text:p text:style-name="P80"/>
      <text:p text:style-name="P82">And check this curring and closures thread they also a different concept</text:p>
      <text:p text:style-name="P82"/>
      <text:p text:style-name="P82"><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20when,with%20a%20single%20argument%20each.</text:span></text:a></text:p>
      <text:p text:style-name="P80"/>
      <text:p text:style-name="P80"/>
      <text:p text:style-name="P80"/>
      <text:p text:style-name="P80"/>
      <text:p text:style-name="P80"/>
      <text:p text:style-name="P80"/>
      <text:p text:style-name="P80"/>
      <text:p text:style-name="P80">Deep clone</text:p>
      <text:p text:style-name="P34"><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4"><text:span text:style-name="T2">  </text:span><text:span text:style-name="T52">if</text:span><text:span text:style-name="T2"> (</text:span><text:span text:style-name="T3">y</text:span><text:span text:style-name="T2"> == </text:span><text:span text:style-name="T4">0</text:span><text:span text:style-name="T2">) </text:span><text:span text:style-name="T52">return</text:span><text:span text:style-name="T2"> </text:span><text:span text:style-name="T3">x</text:span><text:span text:style-name="T2">;</text:span></text:p>
      <text:p text:style-name="P34"><text:span text:style-name="T2">  </text:span><text:span text:style-name="T52">else</text:span><text:span text:style-name="T2"> {</text:span></text:p>
      <text:p text:style-name="P34"><text:span text:style-name="T2">    </text:span><text:span text:style-name="T52">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7">  }</text:p>
      <text:p text:style-name="P37">}</text:p>
      <text:p text:style-name="P37"/>
      <text:p text:style-name="P34"><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7"/>
      <text:p text:style-name="P34"><text:span text:style-name="T1">const</text:span><text:span text:style-name="T2"> </text:span><text:span text:style-name="T3">array2</text:span><text:span text:style-name="T2"> = </text:span><text:span text:style-name="T3">array1</text:span><text:span text:style-name="T2">;</text:span></text:p>
      <text:p text:style-name="P37"/>
      <text:p text:style-name="P34"><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4"><text:span text:style-name="T2">  </text:span><text:span text:style-name="T52">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4"><text:span text:style-name="T2">    </text:span><text:span text:style-name="T52">return</text:span><text:span text:style-name="T2"> </text:span><text:span text:style-name="T3">params</text:span><text:span text:style-name="T2"> </text:span><text:span text:style-name="T1">instanceof</text:span><text:span text:style-name="T2"> </text:span><text:span text:style-name="T5">Array</text:span></text:p>
      <text:p text:style-name="P34"><text:span text:style-name="T2">      ? </text:span><text:span text:style-name="T6">deepClone</text:span><text:span text:style-name="T2">(</text:span><text:span text:style-name="T3">params</text:span><text:span text:style-name="T2">)</text:span></text:p>
      <text:p text:style-name="P34"><text:span text:style-name="T2">      : </text:span><text:span text:style-name="T3">params</text:span><text:span text:style-name="T2"> </text:span><text:span text:style-name="T1">instanceof</text:span><text:span text:style-name="T2"> </text:span><text:span text:style-name="T5">Object</text:span></text:p>
      <text:p text:style-name="P34"><text:soft-page-break/><text:span text:style-name="T2">      ? { ...</text:span><text:span text:style-name="T3">params</text:span><text:span text:style-name="T2"> }</text:span></text:p>
      <text:p text:style-name="P34"><text:span text:style-name="T2">      : </text:span><text:span text:style-name="T3">params</text:span><text:span text:style-name="T2">;</text:span></text:p>
      <text:p text:style-name="P37">  });</text:p>
      <text:p text:style-name="P37">};</text:p>
      <text:p text:style-name="P34"><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7"/>
      <text:p text:style-name="P34"><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4"><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4"><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7"/>
      <text:p text:style-name="P34"><text:span text:style-name="T5">console</text:span><text:span text:style-name="T2">.</text:span><text:span text:style-name="T6">log</text:span><text:span text:style-name="T2">(</text:span><text:span text:style-name="T3">array1</text:span><text:span text:style-name="T2">);</text:span></text:p>
      <text:p text:style-name="P34"><text:span text:style-name="T5">console</text:span><text:span text:style-name="T2">.</text:span><text:span text:style-name="T6">log</text:span><text:span text:style-name="T2">(</text:span><text:span text:style-name="T3">array2</text:span><text:span text:style-name="T2">);</text:span></text:p>
      <text:p text:style-name="P34"><text:span text:style-name="T5">console</text:span><text:span text:style-name="T2">.</text:span><text:span text:style-name="T6">log</text:span><text:span text:style-name="T2">(</text:span><text:span text:style-name="T3">array3</text:span><text:span text:style-name="T2">);</text:span></text:p>
      <text:p text:style-name="P15"/>
      <text:p text:style-name="P80"/>
      <text:p text:style-name="P80">Object cool methods</text:p>
      <text:p text:style-name="P80"/>
      <text:p text:style-name="P46"/>
      <text:p text:style-name="P46">let params = {</text:p>
      <text:p text:style-name="P46"><text:s text:c="4"/>name: "isan",</text:p>
      <text:p text:style-name="P46"><text:s text:c="4"/>age: 231,</text:p>
      <text:p text:style-name="P46"><text:s text:c="4"/>getName() {</text:p>
      <text:p text:style-name="P46"><text:s text:c="8"/>return "adfafaf".repeat(12);</text:p>
      <text:p text:style-name="P46"><text:s text:c="4"/>}</text:p>
      <text:p text:style-name="P46">}</text:p>
      <text:p text:style-name="P46"/>
      <text:p text:style-name="P46">… Params is a object…</text:p>
      <text:p text:style-name="P46"/>
      <text:p text:style-name="P34"><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3">output</text:p>
      <text:p text:style-name="P90"><text:span text:style-name="T118">[Running]</text:span><text:span text:style-name="T119"> node "/home/ishan/Desktop/Morning Practise/test.js"</text:span></text:p>
      <text:p text:style-name="P48">[ 'name', 'age', 'getName' ]</text:p>
      <text:p text:style-name="P48"><text:soft-page-break/>[ 'isan', 231, [Function: getName] ]</text:p>
      <text:p text:style-name="P48">[ [ 'name', 'isan' ],</text:p>
      <text:p text:style-name="P48">[ 'age', 231 ],</text:p>
      <text:p text:style-name="P48">[ 'getName', [Function: getName] ] ]</text:p>
      <text:p text:style-name="P33"/>
      <text:p text:style-name="P48"><text:span text:style-name="T118">[Done]</text:span><text:span text:style-name="T119"> exited with </text:span><text:span text:style-name="T124">code=0</text:span><text:span text:style-name="T119"> in </text:span><text:span text:style-name="T107">1.316</text:span><text:span text:style-name="T119"> seconds</text:span></text:p>
      <text:p text:style-name="P91"/>
      <text:p text:style-name="P83"/>
      <text:p text:style-name="P84">how to declare functions in javascript</text:p>
      <text:p text:style-name="P93"><text:a xlink:type="simple" xlink:href="https://dmitripavlutin.com/6-ways-to-declare-javascript-functions/https://" text:style-name="Internet_20_link" text:visited-style-name="Visited_20_Internet_20_Link">https://dmitripavlutin.com/6-ways-to-declare-javascript-functions/https://</text:a></text:p>
      <text:p text:style-name="P93"><text:a xlink:type="simple" xlink:href="https://developer.mozilla.org/en-US/docs/Web/JavaScript/Reference/Functions" text:style-name="Internet_20_link" text:visited-style-name="Visited_20_Internet_20_Link">developer.mozilla.org/en-US/docs/Web/JavaScript/Reference/Functions</text:a></text:p>
      <text:p text:style-name="P96"/>
      <text:p text:style-name="P97">Callback functions</text:p>
      <text:p text:style-name="P97"><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Difference between call ,apply and bind</text:p>
      <text:p text:style-name="P98"/>
      <text:p text:style-name="P99">in java u have object and in side that object we have methods and properties they are encapsulated but in javascript we can do a thing like this.</text:p>
      <text:p text:style-name="P99"/>
      <text:p text:style-name="P99"><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javascript</text:p>
      <text:p text:style-name="P99"/>
      <text:p text:style-name="P99"><draw:frame draw:style-name="fr5" draw:name="Image3" text:anchor-type="char" svg:width="6.5in" svg:height="3.5756in" draw:z-index="6"><draw:image xlink:href="Pictures/10000000000002BA00000180C38C13FA33594B16.png" xlink:type="simple" xlink:show="embed" xlink:actuate="onLoad" loext:mime-type="image/png"/></draw:frame></text:p>
      <text:p text:style-name="P99"/>
      <text:p text:style-name="P99"/>
      <text:p text:style-name="P99"/>
      <text:p text:style-name="P99"/>
      <text:p text:style-name="P100"><text:soft-page-break/>We can dinamycally bind methods to object and different class objects can have common method through this.</text:p>
      <text:p text:style-name="P101"/>
      <text:p text:style-name="P102">Call method</text:p>
      <text:p text:style-name="P103">output - 5</text:p>
      <text:p text:style-name="P104"><draw:frame draw:style-name="fr4" draw:name="Image5" text:anchor-type="char" svg:width="6.5in" svg:height="1.8925in" draw:z-index="8"><draw:image xlink:href="Pictures/1000000000000357000000F95995BCD94C9E9F70.png" xlink:type="simple" xlink:show="embed" xlink:actuate="onLoad" loext:mime-type="image/png"/></draw:frame>apply is same as this but the difference is it takes args as array <text:s/><text:span text:style-name="T156">method.apply(obj,[arg1,arg2,arg3]);</text:span></text:p>
      <text:p text:style-name="P102"/>
      <text:p text:style-name="P105"/>
      <text:p text:style-name="P105"><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05"/>
      <text:p text:style-name="P105"/>
      <text:p text:style-name="P105"><text:soft-page-break/>bind is different </text:p>
      <text:p text:style-name="P105"/>
      <text:p text:style-name="P106">bind gives a function binded with given object </text:p>
      <text:p text:style-name="P107">not like call and apply we can bind object to the function and call it with different args</text:p>
      <text:p text:style-name="P107"><text:span text:style-name="T158">(multiple </text:span><text:span text:style-name="T159">times)</text:span> as we wish <text:span text:style-name="T157">bind dosent execute function</text:span> .</text:p>
      <text:p text:style-name="P106"/>
      <text:p text:style-name="P106"/>
      <text:p text:style-name="P105"><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05"/>
      <text:p text:style-name="P105"/>
      <text:p text:style-name="P105"/>
      <text:p text:style-name="P102"/>
      <text:p text:style-name="P102"/>
      <text:p text:style-name="P102"/>
      <text:p text:style-name="P102"/>
      <text:p text:style-name="P102"/>
      <text:p text:style-name="P102"><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2"/>
      <text:p text:style-name="P102"/>
      <text:p text:style-name="P102"/>
      <text:p text:style-name="P102"/>
      <text:p text:style-name="P10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86</meta:editing-cycles>
    <meta:creation-date>2019-10-10T06:28:00</meta:creation-date>
    <dc:date>2020-08-06T13:49:10.560746757</dc:date>
    <meta:editing-duration>P4DT1H16M31S</meta:editing-duration>
    <meta:generator>LibreOffice/6.4.3.2$Linux_X86_64 LibreOffice_project/40$Build-2</meta:generator>
    <meta:document-statistic meta:table-count="0" meta:image-count="10" meta:object-count="0" meta:page-count="69" meta:paragraph-count="1198" meta:word-count="7462" meta:character-count="49065" meta:non-whitespace-character-count="411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